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paragraph-properties fo:text-align="start" style:justify-single-word="false"/>
      <style:text-properties officeooo:rsid="0014d758" officeooo:paragraph-rsid="0014d758" fo:background-color="#fff200"/>
    </style:style>
    <style:style style:name="P3" style:family="paragraph" style:parent-style-name="Standard">
      <style:text-properties officeooo:paragraph-rsid="0010f954"/>
    </style:style>
    <style:style style:name="P4" style:family="paragraph" style:parent-style-name="Standard">
      <style:paragraph-properties fo:text-align="center" style:justify-single-word="false"/>
      <style:text-properties officeooo:rsid="0014d758" officeooo:paragraph-rsid="0014d758"/>
    </style:style>
    <style:style style:name="P5" style:family="paragraph" style:parent-style-name="Standard">
      <style:paragraph-properties fo:text-align="start" style:justify-single-word="false"/>
      <style:text-properties officeooo:rsid="0014d758" officeooo:paragraph-rsid="0014d758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5fcde" fo:background-color="#fff200" loext:char-shading-value="0"/>
    </style:style>
    <style:style style:name="T4" style:family="text">
      <style:text-properties officeooo:rsid="000fc26a"/>
    </style:style>
    <style:style style:name="T5" style:family="text">
      <style:text-properties officeooo:rsid="0010f954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56947"/>
    </style:style>
    <style:style style:name="T12" style:family="text">
      <style:text-properties officeooo:rsid="00172f69"/>
    </style:style>
    <style:style style:name="T13" style:family="text">
      <style:text-properties fo:background-color="#ef413d" loext:char-shading-value="0"/>
    </style:style>
    <style:style style:name="T14" style:family="text">
      <style:text-properties fo:background-color="#ef413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 broadly, the system is divided into core and non-core </text:p>
      <text:p text:style-name="Standard"><text:s text:c="2"/>components </text:p>
      <text:p text:style-name="Standard"><text:s text:c="9"/>- according to the underlying OS and </text:p>
      <text:p text:style-name="Standard"><text:s text:c="11"/>hw architectures, certain design and </text:p>
      <text:p text:style-name="Standard"><text:s text:c="11"/>implementation details may vary </text:p>
      <text:p text:style-name="Standard"><text:s text:c="9"/>- in any system, core and non-core will </text:p>
      <text:p text:style-name="Standard"><text:s text:c="11"/>be present - just they way they are </text:p>
      <text:p text:style-name="Standard"><text:s text:c="11"/>managed will be different <text:s/></text:p>
      <text:p text:style-name="Standard">- they are further resident in two different spaces - </text:p>
      <text:p text:style-name="Standard"><text:s text:c="2"/>user-space / system -space</text:p>
      <text:p text:style-name="Standard"><text:s text:c="5"/>- in such design and implementations, there will </text:p>
      <text:p text:style-name="Standard"><text:s text:c="7"/>be an effective separation of user-space and </text:p>
      <text:p text:style-name="Standard"><text:s text:c="7"/>system-space memory regions - this is denoted, </text:p>
      <text:p text:style-name="Standard"><text:s text:c="7"/>by a dotted-line - this isolation/separation/ <text:s/></text:p>
      <text:p text:style-name="Standard"><text:s text:c="7"/>protection is done, with the help if hw features</text:p>
      <text:p text:style-name="Standard"><text:s text:c="7"/>and OS management - low-level features of </text:p>
      <text:p text:style-name="Standard"><text:s text:c="7"/>hw and OS are used</text:p>
      <text:p text:style-name="Standard"/>
      <text:p text:style-name="Standard">-- Architecture --&gt; design --&gt; implementations --&gt; ??? <text:s/></text:p>
      <text:p text:style-name="Standard"/>
      <text:p text:style-name="Standard">- user-space is set-up, using address-space of processes -</text:p>
      <text:p text:style-name="Standard"><text:s text:c="2"/>this is done, with the help of hw attributes of the </text:p>
      <text:p text:style-name="Standard"><text:s text:c="2"/>processor, along with hw memory management techniques </text:p>
      <text:p text:style-name="Standard"><text:s/>- some of these details will be explored, in </text:p>
      <text:p text:style-name="Standard"><text:s text:c="3"/>memory management </text:p>
      <text:p text:style-name="Standard">note: we will be studying more on processes, soon ???</text:p>
      <text:p text:style-name="Standard">note: we will study and understand address-spaces/logical</text:p>
      <text:p text:style-name="Standard"><text:s text:c="6"/>- address-spaces and virtual address-spaces </text:p>
      <text:p text:style-name="Standard">- system-space is also set-up, using address-space of </text:p>
      <text:p text:style-name="Standard"><text:s text:c="2"/>processes - this is also done, with the help of </text:p>
      <text:p text:style-name="Standard"><text:s text:c="2"/>hw attributes and hw memory management techniques - </text:p>
      <text:p text:style-name="Standard"><text:s text:c="2"/>more, during memory management </text:p>
      <text:p text:style-name="Standard">- more discussions, during process address-space</text:p>
      <text:p text:style-name="Standard">- in OS platforms, there are different sets of </text:p>
      <text:p text:style-name="Standard"><text:s text:c="2"/>memory-maps, different from conventional embedded ??</text:p>
      <text:p text:style-name="Standard">- address-space is popular, in OS platforms </text:p>
      <text:p text:style-name="Standard">- memory-map is popular, in conventional embedded </text:p>
      <text:p text:style-name="Standard"><text:s text:c="2"/></text:p>
      <text:p text:style-name="Standard"/>
      <text:p text:style-name="Standard">- refer to the diagrams, in linux_slides_1.pdf - this </text:p>
      <text:p text:style-name="Standard"><text:s text:c="2"/>diagram will be explored, during memory management </text:p>
      <text:p text:style-name="Standard"/>
      <text:p text:style-name="Standard">- core components are typically resident, in kernel-space </text:p>
      <text:p text:style-name="Standard"><text:s text:c="2"/>and the arch. of the kernel /core of OS is monolithic </text:p>
      <text:p text:style-name="Standard"><text:s text:c="2"/>- meaning, all the core components/modules are linked </text:p>
      <text:p text:style-name="Standard"><text:s text:c="2"/>together to form a single kernel image, which is </text:p>
      <text:p text:style-name="Standard"><text:s text:c="2"/>loaded, during the boot-up time - the kernel image</text:p>
      <text:p text:style-name="Standard"><text:s text:c="2"/>/monolithic image contains static modules, not </text:p>
      <text:p text:style-name="Standard"><text:s text:c="2"/>dynamic modules </text:p>
      <text:p text:style-name="Standard"><text:s text:c="4"/>- as per OS platform, following are typical core </text:p>
      <text:p text:style-name="Standard"><text:s text:c="6"/>components : </text:p>
      <text:p text:style-name="Standard"><text:soft-page-break/><text:s text:c="9"/>- process subsystem/manager</text:p>
      <text:p text:style-name="Standard"><text:s text:c="9"/>- thread subsystem/manager</text:p>
      <text:p text:style-name="Standard"><text:s text:c="9"/>- cpu scheduling subsystem/manager</text:p>
      <text:p text:style-name="Standard"><text:s text:c="9"/>- IPCS mechanisms/sub-systems</text:p>
      <text:p text:style-name="Standard"><text:s text:c="9"/>- IO <text:s/>subsystems </text:p>
      <text:p text:style-name="Standard"><text:s text:c="9"/>- device driver modules </text:p>
      <text:p text:style-name="Standard"><text:s text:c="9"/>- ......</text:p>
      <text:p text:style-name="Standard">note: in the context of core of the operating system, </text:p>
      <text:p text:style-name="Standard"><text:s text:c="6"/>components are typically implemented, as static </text:p>
      <text:p text:style-name="Standard"><text:s text:c="6"/>or dynamic modules</text:p>
      <text:p text:style-name="Standard">note: in conventional embedded platforms/stacks, </text:p>
      <text:p text:style-name="Standard"><text:s text:c="6"/>static modules are very popular <text:s/></text:p>
      <text:p text:style-name="Standard">- for practical convenience/flexibility, dynamic <text:s/></text:p>
      <text:p text:style-name="Standard"><text:s text:c="2"/>modules, which will be loaded / unloaded, as needed </text:p>
      <text:p text:style-name="Standard">- in a typical GPOS system, static and dynamic modules </text:p>
      <text:p text:style-name="Standard"><text:s text:c="2"/>are popular</text:p>
      <text:p text:style-name="Standard">- in an RTOS/EOS system, static may be more popular, </text:p>
      <text:p text:style-name="Standard"><text:s text:c="2"/>than dynamic modules </text:p>
      <text:p text:style-name="Standard">note : in this document, Linux is used, as the </text:p>
      <text:p text:style-name="Standard"><text:s text:c="7"/>OS/GPOS platform </text:p>
      <text:p text:style-name="Standard">- the typical kernel images are present under /boot </text:p>
      <text:p text:style-name="Standard"><text:s text:c="2"/>directory </text:p>
      <text:p text:style-name="Standard"/>
      <text:p text:style-name="Standard">- whereas, dynamic modules are typically present, in </text:p>
      <text:p text:style-name="Standard"><text:s text:c="2"/>the <text:s/>/lib/modules/&lt;kernel-version&gt;/* <text:s text:c="2"/>directories </text:p>
      <text:p text:style-name="Standard"/>
      <text:p text:style-name="Standard">- depending upon the kernel configuration/set-up, </text:p>
      <text:p text:style-name="Standard"><text:s text:c="2"/>certain modules will be added as static modules </text:p>
      <text:p text:style-name="Standard"><text:s text:c="2"/>and certain modules will be added, as dynamic modules </text:p>
      <text:p text:style-name="Standard"/>
      <text:p text:style-name="Standard">- refer to the kernel configuration details of the </text:p>
      <text:p text:style-name="Standard"><text:s text:c="2"/>Vendor's kernel - you may need to update/upgrade the </text:p>
      <text:p text:style-name="Standard"><text:s text:c="2"/>kernel images/modules, as needed ???</text:p>
      <text:p text:style-name="Standard">- it is common to reconfigure/rebuild GPOS/EOS/RTOS </text:p>
      <text:p text:style-name="Standard"><text:s text:c="2"/>platforms, as per project's/application's <text:s/>requirements </text:p>
      <text:p text:style-name="Standard">- in the case RTOS, before starting the project, we </text:p>
      <text:p text:style-name="Standard"><text:s text:c="2"/>must finalize the configuration settings and </text:p>
      <text:p text:style-name="Standard"><text:s text:c="2"/>do a rebuild of the image / RTOS system</text:p>
      <text:p text:style-name="Standard"/>
      <text:p text:style-name="Standard">- kernel image / dynamic modules reside, in the kernel </text:p>
      <text:p text:style-name="Standard"><text:s text:c="2"/>space/system space, after loading </text:p>
      <text:p text:style-name="Standard"/>
      <text:p text:style-name="Standard">note:in the case of GPOS, the above set-up is a common </text:p>
      <text:p text:style-name="Standard"><text:s text:c="5"/>architecture and design</text:p>
      <text:p text:style-name="Standard">note:in the case of EOS/RTOS, the above set-up is one</text:p>
      <text:p text:style-name="Standard"><text:s text:c="5"/>of the arch./designs, but there are other possible </text:p>
      <text:p text:style-name="Standard"><text:s text:c="5"/>architectures/designs ???</text:p>
      <text:p text:style-name="Standard">note: <text:span text:style-name="T2">initially, we will accept and assume, that </text:span></text:p>
      <text:p text:style-name="P1"><text:s text:c="6"/>the OS archicture and design will be </text:p>
      <text:p text:style-name="Standard"><text:span text:style-name="T2"><text:s text:c="6"/>monolithic and user-space/system-space <text:s/></text:span><text:s/></text:p>
      <text:p text:style-name="Standard"/>
      <text:p text:style-name="Standard"/>
      <text:p text:style-name="Standard"><text:soft-page-break/>- typical kernel components/modules are passive </text:p>
      <text:p text:style-name="Standard"><text:s text:c="2"/>entities, in the kernel space/system-space - </text:p>
      <text:p text:style-name="Standard"><text:s text:c="2"/>meaning, they are loaded and resident </text:p>
      <text:p text:style-name="Standard"><text:s text:c="2"/>passively - there are certain exceptions to </text:p>
      <text:p text:style-name="Standard"><text:s text:c="2"/>this rule - we will see, as needed ???</text:p>
      <text:p text:style-name="Standard"/>
      <text:p text:style-name="Standard">- typically, core components will execute </text:p>
      <text:p text:style-name="Standard"><text:s text:c="2"/>, during system booting, for initialization </text:p>
      <text:p text:style-name="Standard"><text:s text:c="2"/>- once initialization is done, they are </text:p>
      <text:p text:style-name="Standard"><text:s text:c="2"/>resident, as <text:span text:style-name="T2">passive entities “</text:span><text:span text:style-name="T3">Passive means they do nothing</text:span><text:span text:style-name="T2">”</text:span></text:p>
      <text:p text:style-name="Standard"/>
      <text:p text:style-name="Standard">- what is the meaning of passive entities ???</text:p>
      <text:p text:style-name="Standard"><text:s text:c="4"/>- passive, in this context means, they are </text:p>
      <text:p text:style-name="Standard"><text:s text:c="6"/>not processes/threads/kernel threads - they </text:p>
      <text:p text:style-name="Standard"><text:s text:c="6"/>are just modules, which are loaded and resident, </text:p>
      <text:p text:style-name="Standard"><text:s text:c="6"/>in the system ?? since these are passive </text:p>
      <text:p text:style-name="Standard"><text:s text:c="6"/>entities, they will not be scheduled, </text:p>
      <text:p text:style-name="Standard"><text:s text:c="6"/>explicitly - if they are not explicitly </text:p>
      <text:p text:style-name="Standard"><text:s text:c="6"/>scheduled, how are they executed / processed ???</text:p>
      <text:p text:style-name="Standard"><text:s text:c="6"/>- these components are event triggered - these </text:p>
      <text:p text:style-name="Standard"><text:s text:c="5"/>events are hw interrupts and their processing, </text:p>
      <text:p text:style-name="Standard"><text:s text:c="5"/>system call APIs and their processing, and </text:p>
      <text:p text:style-name="Standard"><text:s text:c="5"/>processor fault exceptions and their processing ??</text:p>
      <text:p text:style-name="Standard"><text:s text:c="5"/>- the processing is done, as part of some </text:p>
      <text:p text:style-name="Standard"><text:s text:c="5"/>event processing - these are some of the </text:p>
      <text:p text:style-name="Standard"><text:s text:c="5"/>true characteristics of a monolithic kernel <text:s/></text:p>
      <text:p text:style-name="Standard"><text:s text:c="4"/>- in these discussions, let us assume, that </text:p>
      <text:p text:style-name="Standard"><text:s text:c="6"/>there is an active application/process </text:p>
      <text:p text:style-name="Standard"><text:s text:c="6"/>currently executing, in the system </text:p>
      <text:p text:style-name="Standard"><text:s text:c="4"/>- while this active application/process </text:p>
      <text:p text:style-name="Standard"><text:s text:c="6"/>is executing,what happens, if there is a </text:p>
      <text:p text:style-name="Standard"><text:s text:c="6"/>hw interrupt event ?? </text:p>
      <text:p text:style-name="Standard"><text:s text:c="4"/>- what are the actions taken, by the hw and </text:p>
      <text:p text:style-name="Standard"><text:s text:c="6"/>operating system ??? </text:p>
      <text:p text:style-name="Standard"/>
      <text:p text:style-name="Standard"><text:s text:c="4"/>- refer to lecture diagrams on hw int. events </text:p>
      <text:p text:style-name="Standard"><text:s text:c="6"/>and system call APIs ??? understand </text:p>
      <text:p text:style-name="Standard"><text:s text:c="6"/>, how these events are processed, in an </text:p>
      <text:p text:style-name="Standard"><text:s text:c="6"/>OS platform ???</text:p>
      <text:p text:style-name="Standard"><text:s text:c="7"/>- there are several hw actions and </text:p>
      <text:p text:style-name="Standard"><text:s text:c="9"/>OS actions - we will see more details </text:p>
      <text:p text:style-name="Standard"><text:s text:c="9"/>, in the upcoming sessions ???</text:p>
      <text:p text:style-name="Standard"><text:s text:c="7"/>- in these contexts, as part of </text:p>
      <text:p text:style-name="Standard"><text:s text:c="9"/>ISR/handler processing, apart </text:p>
      <text:p text:style-name="Standard"><text:s text:c="9"/>from regular processing, kernel </text:p>
      <text:p text:style-name="Standard"><text:s text:c="9"/>components/modules/services will be </text:p>
      <text:p text:style-name="Standard"><text:s text:c="9"/>invoked - that is the design and set-up</text:p>
      <text:p text:style-name="Standard"><text:s text:c="7"/>- once the basic processing is done, </text:p>
      <text:p text:style-name="Standard"><text:s text:c="9"/>as before, the process/active application </text:p>
      <text:p text:style-name="Standard"><text:s text:c="9"/>is resumed</text:p>
      <text:p text:style-name="Standard"><text:s text:c="7"/>- there are principles and rules, for writing </text:p>
      <text:p text:style-name="Standard"><text:s text:c="9"/>OS-aware-ISRs ??? </text:p>
      <text:p text:style-name="Standard"><text:soft-page-break/><text:s text:c="7"/>- we will also understand the details, using </text:p>
      <text:p text:style-name="Standard"><text:s text:c="9"/>appropriate scenarios ??? </text:p>
      <text:p text:style-name="Standard"><text:s text:c="7"/>- system call APIs and their services is </text:p>
      <text:p text:style-name="Standard"><text:s text:c="9"/>commonly used, in OS platforms - this is </text:p>
      <text:p text:style-name="Standard"><text:s text:c="9"/>how OS exports its services </text:p>
      <text:p text:style-name="Standard"><text:s text:c="7"/>- <text:span text:style-name="T2">in typical GPOS systems and sophisticated</text:span></text:p>
      <text:p text:style-name="P1"><text:s text:c="9"/>EOS/RTOS systems, system call APIs are </text:p>
      <text:p text:style-name="P1"><text:s text:c="9"/>entry to OS core services </text:p>
      <text:p text:style-name="Standard"><text:s text:c="7"/>- system call APIs use special machine </text:p>
      <text:p text:style-name="Standard"><text:s text:c="9"/>instructions, which generate interrupt </text:p>
      <text:p text:style-name="Standard"><text:s text:c="9"/>events - these instructions are known, </text:p>
      <text:p text:style-name="Standard"><text:s text:c="9"/>as l<text:span text:style-name="T2">ow-level trap instructions </text:span>- the basic </text:p>
      <text:p text:style-name="Standard"><text:s text:c="9"/>principles of interrupts and system call </text:p>
      <text:p text:style-name="Standard"><text:s text:c="9"/>APIs/machine instruction/trap are same, </text:p>
      <text:p text:style-name="Standard"><text:s text:c="9"/>but implementation details are different </text:p>
      <text:p text:style-name="Standard"><text:s text:c="7"/>- refer to the lecture diagrams on </text:p>
      <text:p text:style-name="Standard"><text:s text:c="9"/>system call APIs and their internal working </text:p>
      <text:p text:style-name="Standard"><text:s text:c="9"/>???</text:p>
      <text:p text:style-name="Standard"><text:s text:c="7"/>- in the case of a typical system call API, </text:p>
      <text:p text:style-name="Standard"><text:s text:c="9"/>an interrupt like jump is executed and</text:p>
      <text:p text:style-name="Standard"><text:s text:c="9"/>after the jump, there is a thorough processing </text:p>
      <text:p text:style-name="Standard"><text:s text:c="9"/>,using tables and system call service rountines - </text:p>
      <text:p text:style-name="Standard"><text:s text:c="9"/>- for each system call API, a specific routine</text:p>
      <text:p text:style-name="Standard"><text:s text:c="9"/>is processed and a system service is </text:p>
      <text:p text:style-name="Standard"><text:s text:c="9"/>completed ??? <text:s text:c="5"/></text:p>
      <text:p text:style-name="Standard">note: for the above set-up/frame-works to work, </text:p>
      <text:p text:style-name="Standard"><text:s text:c="6"/>low-level features of processor/hw and </text:p>
      <text:p text:style-name="Standard"><text:s text:c="6"/>OS are used, which eventually, provides</text:p>
      <text:p text:style-name="Standard"><text:s text:c="6"/>high-level services to user-space </text:p>
      <text:p text:style-name="Standard"><text:s text:c="6"/>and applications</text:p>
      <text:p text:style-name="Standard"/>
      <text:p text:style-name="Standard">note: what is user-mode/less-privileged mode ??</text:p>
      <text:p text:style-name="Standard"><text:s text:c="6"/>i<text:span text:style-name="T2">n this processor mode,the privileges </text:span></text:p>
      <text:p text:style-name="P1"><text:s text:c="6"/>are restricted, like limited access </text:p>
      <text:p text:style-name="P1"><text:s text:c="6"/>to memory-map/address-space and </text:p>
      <text:p text:style-name="P1"><text:s text:c="6"/>hw resources <text:s/></text:p>
      <text:p text:style-name="Standard">note: what is system-mode/privileged mode <text:s/>??</text:p>
      <text:p text:style-name="Standard"><text:s text:c="5"/><text:span text:style-name="T2"><text:s/>in this processor mode,the privileges</text:span></text:p>
      <text:p text:style-name="P1"><text:s text:c="6"/>are unrestricted access to memory-map/</text:p>
      <text:p text:style-name="P1"><text:s text:c="6"/>address-space and hw resources <text:s/></text:p>
      <text:p text:style-name="Standard">note: these manipulations of modes are done, </text:p>
      <text:p text:style-name="Standard"><text:s text:c="6"/>by kernel of the OS, as per architecture</text:p>
      <text:p text:style-name="Standard"><text:s text:c="6"/>and design ??? <text:s text:c="2"/></text:p>
      <text:p text:style-name="Standard">note: what is the practical impact of these </text:p>
      <text:p text:style-name="Standard"><text:s text:c="6"/>modes on operating system components and </text:p>
      <text:p text:style-name="Standard"><text:s text:c="6"/>applications ??? </text:p>
      <text:p text:style-name="Standard"><text:s text:c="6"/>- core of the OS/kernel is provided </text:p>
      <text:p text:style-name="Standard"><text:s text:c="8"/>unrestricted access to hw resources <text:s text:c="3"/></text:p>
      <text:p text:style-name="Standard"><text:s text:c="8"/>and memory-map/address-space </text:p>
      <text:p text:style-name="Standard"><text:s text:c="6"/>- however, non-core components and applications</text:p>
      <text:p text:style-name="Standard"><text:s text:c="8"/>are not provided direct access to the </text:p>
      <text:p text:style-name="Standard"><text:s text:c="8"/>hw resources and memory-map </text:p>
      <text:p text:style-name="Standard"><text:soft-page-break/><text:s text:c="6"/>- however, the non-core components and </text:p>
      <text:p text:style-name="Standard"><text:s text:c="8"/>applications are provided access to </text:p>
      <text:p text:style-name="Standard"><text:s text:c="8"/>hw resources and other services of </text:p>
      <text:p text:style-name="Standard"><text:s text:c="8"/>kernel, using system call APIs ???</text:p>
      <text:p text:style-name="Standard"><text:s text:c="8"/>- refer to the lecture diagram on </text:p>
      <text:p text:style-name="Standard"><text:s text:c="8"/>system call API and switch, in </text:p>
      <text:p text:style-name="Standard"><text:s text:c="8"/>processor privilege levels ?? <text:s/></text:p>
      <text:p text:style-name="Standard"><text:s text:c="8"/>- after a system call API, there is a </text:p>
      <text:p text:style-name="Standard"><text:s text:c="8"/>temporary mode switch to privileged mode</text:p>
      <text:p text:style-name="Standard"><text:s text:c="8"/>and appropriate service routine is </text:p>
      <text:p text:style-name="Standard"><text:s text:c="8"/>executed - once the service routine </text:p>
      <text:p text:style-name="Standard"><text:s text:c="8"/>is completed, there will be return </text:p>
      <text:p text:style-name="Standard"><text:s text:c="8"/>from the interrupt action and the </text:p>
      <text:p text:style-name="Standard"><text:s text:c="8"/>mode will be again switched back to </text:p>
      <text:p text:style-name="Standard"><text:s text:c="8"/>less privileged and execution </text:p>
      <text:p text:style-name="Standard"><text:s text:c="8"/>resumes, in user-space ???</text:p>
      <text:p text:style-name="Standard">note: in the case of conventional embedded </text:p>
      <text:p text:style-name="Standard"><text:s text:c="6"/>sw models, application code /program </text:p>
      <text:p text:style-name="Standard"><text:s text:c="6"/>will have unrestricted access to </text:p>
      <text:p text:style-name="Standard"><text:s text:c="6"/>entire memory-map and address-space </text:p>
      <text:p text:style-name="Standard"><text:s text:c="6"/>- this may be acceptable, for simple </text:p>
      <text:p text:style-name="Standard"><text:s text:c="6"/>embedded systems, but not critical </text:p>
      <text:p text:style-name="Standard"><text:s text:c="6"/>embedded systems ??</text:p>
      <text:p text:style-name="Standard"/>
      <text:p text:style-name="Standard"/>
      <text:p text:style-name="Standard">- what is the meaning of active entities ???</text:p>
      <text:p text:style-name="Standard"><text:s text:c="4"/>- active entities are managed, using processes/</text:p>
      <text:p text:style-name="Standard"><text:s text:c="6"/>threads, explicitly - most core components </text:p>
      <text:p text:style-name="Standard"><text:s text:c="6"/>are managed, as active entities, using </text:p>
      <text:p text:style-name="Standard"><text:s text:c="6"/>processes/threads - it depends on the </text:p>
      <text:p text:style-name="Standard"><text:s text:c="6"/>multitasking sw model used - based on the </text:p>
      <text:p text:style-name="Standard"><text:s text:c="6"/>multitasking sw model, processes may used or </text:p>
      <text:p text:style-name="Standard"><text:s text:c="6"/>threads may be used, or a hybrid multitasking </text:p>
      <text:p text:style-name="Standard"><text:s text:c="6"/>of processes and threads will be used ??</text:p>
      <text:p text:style-name="Standard">note: initially, we will be dealing, with a simple </text:p>
      <text:p text:style-name="Standard"><text:s text:c="6"/>multi-tasking model, using processes only </text:p>
      <text:p text:style-name="Standard">note: however, as per the OS platforms and application </text:p>
      <text:p text:style-name="Standard"><text:s text:c="6"/>requirements, we may encounter different </text:p>
      <text:p text:style-name="Standard"><text:s text:c="6"/>multitasking sw models, like hybrid and </text:p>
      <text:p text:style-name="Standard"><text:s text:c="6"/>threads only ??</text:p>
      <text:p text:style-name="Standard"/>
      <text:p text:style-name="Standard"><text:s text:c="4"/>- every system utility is managed, using </text:p>
      <text:p text:style-name="Standard"><text:s text:c="6"/>a process, when loaded/launched - initially, </text:p>
      <text:p text:style-name="Standard"><text:s text:c="6"/>when we use GPOS system, for our learning, </text:p>
      <text:p text:style-name="Standard"><text:s text:c="6"/>we will execute several utilities, like </text:p>
      <text:p text:style-name="Standard"><text:s text:c="6"/>system utilities, for regular operations - </text:p>
      <text:p text:style-name="Standard"><text:s text:c="5"/>all these utilities are loaded and </text:p>
      <text:p text:style-name="Standard"><text:s text:c="5"/>managed, as processes ???</text:p>
      <text:p text:style-name="Standard"/>
      <text:p text:style-name="Standard"><text:s text:c="4"/>- in addition, there will be several system </text:p>
      <text:p text:style-name="Standard"><text:s text:c="6"/>processes/daemons, which will be also </text:p>
      <text:p text:style-name="Standard"><text:s text:c="6"/>loaded/launched and managed, as processes ??</text:p>
      <text:p text:style-name="Standard"><text:soft-page-break/><text:s text:c="6"/>- in this case, you need to understand </text:p>
      <text:p text:style-name="Standard"><text:s text:c="6"/>characteristics of special processes, like </text:p>
      <text:p text:style-name="Standard"><text:s text:c="6"/>daemons ??</text:p>
      <text:p text:style-name="Standard"><text:s text:c="3"/></text:p>
      <text:p text:style-name="Standard"><text:s text:c="5"/>- ideally, most modern GPOS systems, like </text:p>
      <text:p text:style-name="Standard"><text:s text:c="7"/>Unix / Linux support multiprocessing - </text:p>
      <text:p text:style-name="Standard"><text:s text:c="7"/>there is support, for multiple processors - </text:p>
      <text:p text:style-name="Standard"><text:s text:c="7"/>the main support is provided, by the </text:p>
      <text:p text:style-name="Standard"><text:s text:c="7"/>kernel / and its components - for instance, </text:p>
      <text:p text:style-name="Standard"><text:s text:c="7"/>there is support, for multiprocessor </text:p>
      <text:p text:style-name="Standard"><text:s text:c="7"/>scheduling, in addition to regular cpu </text:p>
      <text:p text:style-name="Standard"><text:s text:c="7"/>scheduling - as part of this, several </text:p>
      <text:p text:style-name="Standard"><text:s text:c="7"/>features are implemented, like load </text:p>
      <text:p text:style-name="Standard"><text:s text:c="7"/>balancing of processes/threads among </text:p>
      <text:p text:style-name="Standard"><text:s text:c="7"/>the processors, one set of RQs per </text:p>
      <text:p text:style-name="Standard"><text:s text:c="7"/>processor, setting processor affinities/pinning, </text:p>
      <text:p text:style-name="Standard"><text:s text:c="7"/>for processes, and many more </text:p>
      <text:p text:style-name="Standard">note: real-world systems are multi-processor systems </text:p>
      <text:p text:style-name="Standard"><text:s text:c="6"/>and a sophisticated OS is needed to manage </text:p>
      <text:p text:style-name="Standard"><text:s text:c="6"/>resources and applications </text:p>
      <text:p text:style-name="Standard"><text:s text:c="5"/>- in a multiprocessor system, multitasking </text:p>
      <text:p text:style-name="Standard"><text:s text:c="7"/>is supported, along with parallelism - this </text:p>
      <text:p text:style-name="Standard"><text:s text:c="7"/>can support several processes/threads to </text:p>
      <text:p text:style-name="Standard"><text:s text:c="7"/>simultaneously execute on different processors <text:s/></text:p>
      <text:p text:style-name="Standard">note: we will be using multiprocessing, during our <text:s/></text:p>
      <text:p text:style-name="Standard"><text:s text:c="6"/>labs and assignments ???</text:p>
      <text:p text:style-name="Standard"/>
      <text:p text:style-name="Standard"><text:s text:c="5"/>- most of these core services are exported to </text:p>
      <text:p text:style-name="Standard"><text:s text:c="7"/>user-space and it is upto the high-level applications</text:p>
      <text:p text:style-name="Standard"><text:s text:c="7"/>and services to exploit appropriate services ???</text:p>
      <text:p text:style-name="Standard"><text:s text:c="9"/>- high-level services(can be non-core components </text:p>
      <text:p text:style-name="Standard"><text:s text:c="11"/>of the OS/system services) may use a form </text:p>
      <text:p text:style-name="Standard"><text:s text:c="11"/>of multitasking/multiprocessing </text:p>
      <text:p text:style-name="Standard">note : <text:span text:style-name="T2">non-core components are system utilities + system </text:span></text:p>
      <text:p text:style-name="P1"><text:s text:c="7"/>libraries + system processes/services of </text:p>
      <text:p text:style-name="P1"><text:s text:c="7"/>a given OS </text:p>
      <text:p text:style-name="Standard"><text:s text:c="5"/>- in addition, non-core components execute, as </text:p>
      <text:p text:style-name="Standard"><text:s text:c="7"/>processes, with following characteristics: </text:p>
      <text:p text:style-name="Standard"><text:s text:c="12"/>- the low-level cpu execution privilege </text:p>
      <text:p text:style-name="Standard"><text:s text:c="14"/>is less-privileged-level <text:s/></text:p>
      <text:p text:style-name="Standard"><text:s text:c="13"/></text:p>
      <text:p text:style-name="Standard"><text:s text:c="12"/>- as a consequence, they have restricted </text:p>
      <text:p text:style-name="Standard"><text:s text:c="14"/>access to resources / IO /kernel space </text:p>
      <text:p text:style-name="Standard"><text:s/></text:p>
      <text:p text:style-name="Standard"><text:s text:c="12"/>- they are allowed to access core services</text:p>
      <text:p text:style-name="Standard"><text:s text:c="14"/>/kernel space, using system call APIs, but </text:p>
      <text:p text:style-name="Standard"><text:s text:c="14"/>there are very strict restrictions </text:p>
      <text:p text:style-name="Standard"/>
      <text:p text:style-name="Standard"><text:s text:c="12"/>- many of these issues will be seen, when </text:p>
      <text:p text:style-name="Standard"><text:s text:c="14"/>we use different system utilities and </text:p>
      <text:p text:style-name="Standard"><text:s text:c="14"/>system call APIs </text:p>
      <text:p text:style-name="Standard"/>
      <text:p text:style-name="Standard"><text:soft-page-break/><text:s text:c="12"/>- all non-core components are loaded and </text:p>
      <text:p text:style-name="Standard"><text:s text:c="14"/>executed, in user-space of their <text:s/></text:p>
      <text:p text:style-name="Standard"><text:s text:c="14"/>respective processes and they do not </text:p>
      <text:p text:style-name="Standard"><text:s text:c="14"/>have direct access to kernel-space of </text:p>
      <text:p text:style-name="Standard"><text:s text:c="14"/>the system </text:p>
      <text:p text:style-name="Standard">note: in GPOS systems, most activities and features </text:p>
      <text:p text:style-name="Standard"><text:s text:c="6"/>are built around processes/threads/files/memory </text:p>
      <text:p text:style-name="Standard"><text:s text:c="6"/>management</text:p>
      <text:p text:style-name="Standard">note: in RTOS systems, most activities and features </text:p>
      <text:p text:style-name="Standard"><text:s text:c="6"/>are built around threads/drivers/IO/strict </text:p>
      <text:p text:style-name="Standard"><text:s text:c="6"/>memory management/sw timers <text:s text:c="4"/></text:p>
      <text:p text:style-name="Standard"><text:s text:c="6"/></text:p>
      <text:p text:style-name="Standard"/>
      <text:p text:style-name="Standard"><text:s text:c="8"/>- both applications' processes and system utilities/</text:p>
      <text:p text:style-name="Standard"><text:s text:c="10"/>services, invoke system call APIs, for their </text:p>
      <text:p text:style-name="Standard"><text:s text:c="10"/>requirements - whenever a system call API is </text:p>
      <text:p text:style-name="Standard"><text:s text:c="10"/>invoked, there is a special jump to the kernel- </text:p>
      <text:p text:style-name="Standard"><text:s text:c="10"/>space and in addition, there is a mode switch - </text:p>
      <text:p text:style-name="Standard"><text:s text:c="10"/>meaning, cpu's low-level privilege level is </text:p>
      <text:p text:style-name="Standard"><text:s text:c="10"/>set to privileged - this is done, implicitly, for </text:p>
      <text:p text:style-name="Standard"><text:s text:c="10"/>each system call API - after this, appropriate </text:p>
      <text:p text:style-name="Standard"><text:s text:c="10"/>system service routines of kernel components are </text:p>
      <text:p text:style-name="Standard"><text:s text:c="10"/>executed - kernel components reside, in kernel </text:p>
      <text:p text:style-name="Standard"><text:s text:c="10"/>space and execute, with higher low-level privilege -</text:p>
      <text:p text:style-name="Standard"><text:s text:c="10"/>this gives them access to most resources, including </text:p>
      <text:p text:style-name="Standard"><text:s text:c="10"/>IO - still there are restrictions,due to high-level </text:p>
      <text:p text:style-name="Standard"><text:s text:c="10"/>privileges of the OS - this is based on policies, </text:p>
      <text:p text:style-name="Standard"><text:s text:c="10"/>like normal user/root user/others </text:p>
      <text:p text:style-name="Standard"/>
      <text:p text:style-name="Standard"><text:s text:c="8"/>- refer to the big picture diagrams </text:p>
      <text:p text:style-name="Standard"/>
      <text:p text:style-name="Standard"><text:s text:c="8"/>- most of the above rules apply to hw interrupts and their </text:p>
      <text:p text:style-name="Standard"><text:s text:c="10"/>processing - mode switching and higher low-level privileges</text:p>
      <text:p text:style-name="Standard"><text:s text:c="10"/>are the same </text:p>
      <text:p text:style-name="Standard"/>
      <text:p text:style-name="Standard"><text:s text:c="8"/>- so, if there is an application/non-core component executing, </text:p>
      <text:p text:style-name="Standard"><text:s text:c="10"/>in user-space, </text:p>
      <text:p text:style-name="Standard"><text:s text:c="10"/>we say, that a process is executing, in "user-space" - this </text:p>
      <text:p text:style-name="Standard"><text:s text:c="10"/>is known as a "process context of execution"</text:p>
      <text:p text:style-name="Standard"/>
      <text:p text:style-name="Standard"><text:s text:c="8"/>- in addition, if a non-core component/application invokes </text:p>
      <text:p text:style-name="Standard"><text:s text:c="10"/>a system call API, some core services/components are </text:p>
      <text:p text:style-name="Standard"><text:s text:c="10"/>invoked /processed, in the same process context - so, </text:p>
      <text:p text:style-name="Standard"><text:s text:c="10"/>when a system call is executing, we still say, that </text:p>
      <text:p text:style-name="Standard"><text:s text:c="10"/>a process/process context is executing </text:p>
      <text:p text:style-name="Standard">note: <text:s text:c="4"/>many principles of process context apply to thread context, </text:p>
      <text:p text:style-name="Standard"><text:s text:c="10"/>as well </text:p>
      <text:p text:style-name="Standard"><text:s text:c="8"/>- without a process (or a thread context), blocking </text:p>
      <text:p text:style-name="Standard"><text:s text:c="9"/>, suspension, or other operations are disallowed - </text:p>
      <text:p text:style-name="Standard"><text:s text:c="10"/>this is the design philosophy of Unix /Linux </text:p>
      <text:p text:style-name="Standard">note <text:s text:c="5"/>most of these principles apply to EOS/RTOS platforms, as well </text:p>
      <text:p text:style-name="Standard"><text:s text:c="8"/>- even in the case of resources/managment, processes </text:p>
      <text:p text:style-name="Standard"><text:soft-page-break/><text:s text:c="10"/>play main role - memory management is a topic, which </text:p>
      <text:p text:style-name="Standard"><text:s text:c="10"/>is completely built around processes <text:s/></text:p>
      <text:p text:style-name="Standard"/>
      <text:p text:style-name="Standard"><text:s text:c="8"/>- in addition, if there are int. events, corresponding </text:p>
      <text:p text:style-name="Standard"><text:s text:c="10"/>ISRs/handlers are processed, in "interrupt context" </text:p>
      <text:p text:style-name="Standard"><text:s text:c="10"/>of execution, "not process context" of execution - </text:p>
      <text:p text:style-name="Standard"><text:s text:c="10"/>there are several restrictions, for interrupt context </text:p>
      <text:p text:style-name="Standard"><text:s text:c="10"/>of execution, in the system - typically,<text:span text:style-name="T2"> interrupt </text:span></text:p>
      <text:p text:style-name="P1"><text:s text:c="10"/>events / their processing deals, with time-management </text:p>
      <text:p text:style-name="P1"><text:s text:c="10"/>, scheduling, IO processing - eventually, after processing </text:p>
      <text:p text:style-name="Standard"><text:span text:style-name="T2">note <text:s text:c="5"/>so, as in a typical embedded firmware, </text:span>interrupt </text:p>
      <text:p text:style-name="Standard"><text:s text:c="10"/>processing is highly restricted to critical </text:p>
      <text:p text:style-name="Standard"><text:s text:c="9"/>jobs only and major jobs must be completed, in </text:p>
      <text:p text:style-name="Standard"><text:s text:c="9"/>processes/process contexts ???</text:p>
      <text:p text:style-name="Standard"><text:s text:c="10"/>after int. events, corresponding process/service will be resumed, </text:p>
      <text:p text:style-name="Standard"><text:s text:c="9"/>unless there is a preemption / rescheduling - some of these </text:p>
      <text:p text:style-name="Standard"><text:s text:c="9"/>points will be cleared, after understanding cpu scheduling,</text:p>
      <text:p text:style-name="Standard"><text:s text:c="9"/>in operating systems ?? </text:p>
      <text:p text:style-name="Standard"/>
      <text:p text:style-name="Standard"><text:s text:c="8"/>- system call APIs generate system interrupts/traps and </text:p>
      <text:p text:style-name="Standard"><text:s text:c="10"/>their behaviour is similar to hw interrupts, but the </text:p>
      <text:p text:style-name="Standard"><text:s text:c="10"/>context of execution is process - in addition, system </text:p>
      <text:p text:style-name="Standard"><text:s text:c="10"/>call APIs generate synchronous interrupt events - </text:p>
      <text:p text:style-name="Standard"><text:s text:c="10"/>the behaviour of system call APIs is not the </text:p>
      <text:p text:style-name="Standard"><text:s text:c="10"/>same as hw interrupts, due to their context of </text:p>
      <text:p text:style-name="Standard"><text:s text:c="10"/>execution ???</text:p>
      <text:p text:style-name="Standard"/>
      <text:p text:style-name="Standard"><text:s text:c="8"/>- whereas, hw ints. typically generate asynchronous </text:p>
      <text:p text:style-name="Standard"><text:s text:c="10"/>interrupt events - asynchronous processing, whereas</text:p>
      <text:p text:style-name="Standard"><text:s text:c="10"/>system call APIs are synchronous processing ???</text:p>
      <text:p text:style-name="Standard"/>
      <text:p text:style-name="Standard">note : can we say, in the context of conventional embedded </text:p>
      <text:p text:style-name="Standard"><text:s text:c="7"/>sw, main()'s execution context is a synchronous </text:p>
      <text:p text:style-name="Standard"><text:s text:c="7"/>context and interrupt processing/ISR processing </text:p>
      <text:p text:style-name="Standard"><text:s text:c="7"/>will be asynchronous ???</text:p>
      <text:p text:style-name="Standard"/>
      <text:p text:style-name="Standard">note : in addition, in GPOS/RTOS platforms, ISRs/ interrupt </text:p>
      <text:p text:style-name="Standard"><text:s text:c="8"/>processing will also invoke kernel components/ </text:p>
      <text:p text:style-name="Standard"><text:s text:c="8"/>methods/call backs</text:p>
      <text:p text:style-name="Standard"/>
      <text:p text:style-name="Standard">note: are there any restrictions, for ISR CODE, in </text:p>
      <text:p text:style-name="Standard"><text:s text:c="8"/>conventional embedded sw models ?? what are </text:p>
      <text:p text:style-name="Standard"><text:s text:c="8"/>the restrictions ??</text:p>
      <text:p text:style-name="Standard"><text:s text:c="11"/>- should not spend much time, inside an ISR</text:p>
      <text:p text:style-name="Standard"><text:s text:c="11"/>- code must be short and processing must be short</text:p>
      <text:p text:style-name="Standard"/>
      <text:p text:style-name="Standard">noteL in the case of OS platforms, similar approach is </text:p>
      <text:p text:style-name="Standard"><text:s text:c="6"/>followed and in addition, there are few more rules </text:p>
      <text:p text:style-name="Standard"><text:s text:c="6"/>to be followed, in the OS platforms <text:s/></text:p>
      <text:p text:style-name="Standard"><text:s/></text:p>
      <text:p text:style-name="Standard"/>
      <text:p text:style-name="Standard"><text:s text:c="4"/>- following are some of the typical examples, for processes </text:p>
      <text:p text:style-name="Standard"><text:soft-page-break/><text:s text:c="6"/>used, in managing system processes/services :</text:p>
      <text:p text:style-name="Standard"/>
      <text:p text:style-name="Standard"><text:s text:c="15"/>- shells/CLI utilities <text:s/></text:p>
      <text:p text:style-name="Standard"/>
      <text:p text:style-name="Standard"><text:s text:c="15"/>- basic system utilities//query the system /ps /top </text:p>
      <text:p text:style-name="Standard"/>
      <text:p text:style-name="Standard"><text:s text:c="15"/>- system daemons/services, like </text:p>
      <text:p text:style-name="Standard"><text:s text:c="17"/>init or systemd or cron/crond or </text:p>
      <text:p text:style-name="Standard"><text:s text:c="17"/>sshd or any suitable system service/daemon </text:p>
      <text:p text:style-name="Standard"/>
      <text:p text:style-name="Standard"><text:s text:c="15"/>- in typical Unix/Linux system, processes </text:p>
      <text:p text:style-name="Standard"><text:s text:c="17"/>are created and managed, in a parent-child </text:p>
      <text:p text:style-name="Standard"><text:s text:c="17"/>hierarchy. - this begins, with the first set of </text:p>
      <text:p text:style-name="Standard"><text:s text:c="17"/>processes, including init or systemd </text:p>
      <text:p text:style-name="Standard"/>
      <text:p text:style-name="Standard"><text:s text:c="15"/>- what is special about init or systemd ??</text:p>
      <text:p text:style-name="Standard"><text:s text:c="19"/>- depending upon the Linux distribution and </text:p>
      <text:p text:style-name="Standard"><text:s text:c="21"/>version, init or systemd will be the </text:p>
      <text:p text:style-name="Standard"><text:s text:c="21"/>first user-space process/system process </text:p>
      <text:p text:style-name="Standard"><text:s text:c="21"/>created, by the core of the operating system </text:p>
      <text:p text:style-name="Standard"><text:s text:c="13"/>note: this is true, in embedded OS/RTOS , as well <text:s/></text:p>
      <text:p text:style-name="Standard"><text:s text:c="19"/>- as part of the booting/initialization of </text:p>
      <text:p text:style-name="Standard"><text:s text:c="21"/>the core of the OS, several system processes </text:p>
      <text:p text:style-name="Standard"><text:s text:c="21"/>are created, including kernel threads - </text:p>
      <text:p text:style-name="Standard"><text:s text:c="21"/>kernel threads are light weight processes </text:p>
      <text:p text:style-name="Standard"><text:s text:c="21"/>created, in system space and managed, in </text:p>
      <text:p text:style-name="Standard"><text:s text:c="21"/>system-space, for core services </text:p>
      <text:p text:style-name="Standard"/>
      <text:p text:style-name="Standard">note : <text:s text:c="6"/>most of these apply to GPOS systems, but a simplified </text:p>
      <text:p text:style-name="Standard"><text:s text:c="13"/>form of these apply to RTOS/EOS</text:p>
      <text:p text:style-name="Standard"><text:s text:c="19"/>- in addition to these kernel threads, there </text:p>
      <text:p text:style-name="Standard"><text:s text:c="21"/>are several user-space processes created, </text:p>
      <text:p text:style-name="Standard"><text:s text:c="21"/>starting with init or systemd </text:p>
      <text:p text:style-name="Standard">note : <text:s text:c="2"/>in any OS, including GPOS or EOS or RTOS, a set-up is </text:p>
      <text:p text:style-name="Standard"><text:s text:c="9"/>managed, using a set of processes or threads or hybrid <text:s/></text:p>
      <text:p text:style-name="Standard"/>
      <text:p text:style-name="Standard"><text:s text:c="19"/>- once systemd <text:span text:style-name="T4">(System and Service Manager)</text:span>is started, it will use </text:p>
      <text:p text:style-name="Standard"><text:s text:c="21"/>a large set of configuration files of the </text:p>
      <text:p text:style-name="Standard"><text:s text:c="21"/>OS to load/launch/create system services, </text:p>
      <text:p text:style-name="Standard"><text:s text:c="21"/>as per the system's user-space configuration </text:p>
      <text:p text:style-name="Standard"/>
      <text:p text:style-name="Standard"><text:s text:c="19"/>- typically, the process id of init/systemd is </text:p>
      <text:p text:style-name="Standard"><text:s text:c="21"/>1 - so, it happens to be the parent of the </text:p>
      <text:p text:style-name="Standard"><text:s text:c="21"/>entire hier. of user-space </text:p>
      <text:p text:style-name="Standard"/>
      <text:p text:style-name="Standard"><text:s text:c="19"/>- in addition, once all the set-up is done, </text:p>
      <text:p text:style-name="Standard"><text:s text:c="21"/>we can login and create sessions, which </text:p>
      <text:p text:style-name="Standard"><text:s text:c="21"/>contain shells and terminals </text:p>
      <text:p text:style-name="Standard"/>
      <text:p text:style-name="Standard"><text:s text:c="19"/>- using shells' CLI, we can run external </text:p>
      <text:p text:style-name="Standard"><text:s text:c="21"/>and internal commands, for administrative </text:p>
      <text:p text:style-name="Standard"><text:s text:c="21"/>or testing purposes </text:p>
      <text:p text:style-name="Standard"><text:soft-page-break/></text:p>
      <text:p text:style-name="Standard"><text:s text:c="19"/>- whenever we run/ load external commands </text:p>
      <text:p text:style-name="Standard"><text:s text:c="21"/>on a shell , the shell acts as the </text:p>
      <text:p text:style-name="Standard"><text:s text:c="21"/>parent process and generates children </text:p>
      <text:p text:style-name="Standard"><text:s text:c="21"/>processes - this is based on the </text:p>
      <text:p text:style-name="Standard"><text:s text:c="21"/>parent -child hier., as mentioned before </text:p>
      <text:p text:style-name="Standard"/>
      <text:p text:style-name="Standard"><text:s text:c="19"/>- administrators also interact, with systemd</text:p>
      <text:p text:style-name="P3"><text:s text:c="21"/>, using systemctl <text:span text:style-name="T5">(</text:span><text:span text:style-name="T6">Systemctl</text:span><text:span text:style-name="T8"> </text:span><text:span text:style-name="T7">is a systemd utility which is responsible for Controlling the systemd system and service manager.</text:span><text:span text:style-name="T5">)</text:span>to launch/testing services</text:p>
      <text:p text:style-name="Standard"><text:s text:c="21"/>manually - in these cases, systemd is the </text:p>
      <text:p text:style-name="Standard"><text:s text:c="21"/>parent process of the services/daemons </text:p>
      <text:p text:style-name="Standard"><text:s text:c="21"/>started </text:p>
      <text:p text:style-name="Standard"/>
      <text:p text:style-name="Standard"><text:s text:c="19"/>- in most cases, systemd can be automated to </text:p>
      <text:p text:style-name="Standard"><text:s text:c="21"/>launch/load services, during boot-up time of </text:p>
      <text:p text:style-name="Standard"><text:s text:c="21"/>the OS, but the basics remain the same </text:p>
      <text:p text:style-name="Standard"/>
      <text:p text:style-name="Standard"><text:s text:c="19"/>- due to the parent-child hier. design principle, </text:p>
      <text:p text:style-name="Standard"><text:s text:c="21"/>ideally, a parent process must clean-up a </text:p>
      <text:p text:style-name="Standard"><text:s text:c="21"/>terminated children processes </text:p>
      <text:p text:style-name="Standard"/>
      <text:p text:style-name="Standard"><text:s text:c="19"/>- <text:span text:style-name="T2">however, if the parent process terminates, before</text:span></text:p>
      <text:p text:style-name="P1"><text:s text:c="21"/>the children processes, the orphaned children </text:p>
      <text:p text:style-name="P1">te</text:p>
      <text:p text:style-name="P1"><text:s text:c="21"/>processes are reparented to the init or systemd </text:p>
      <text:p text:style-name="P1"><text:s text:c="21"/>of the system - so, the orphaned processes </text:p>
      <text:p text:style-name="P1"><text:s text:c="21"/>are assigned ppid 1 - similarly, daemon processes</text:p>
      <text:p text:style-name="P1"><text:s text:c="21"/>are also assigned ppid 1 </text:p>
      <text:p text:style-name="Standard"/>
      <text:p text:style-name="Standard"><text:s text:c="19"/>- a shell is a system utility, which is run, as </text:p>
      <text:p text:style-name="Standard"><text:s text:c="21"/>process, for CLI - each shell instance uses </text:p>
      <text:p text:style-name="Standard"><text:s text:c="21"/>a system terminal/interface for user interaction -</text:p>
      <text:p text:style-name="Standard"><text:s text:c="21"/>- based on the shell/terminal set-up, there are</text:p>
      <text:p text:style-name="Standard"><text:s text:c="21"/>following handles/descriptors - standard input </text:p>
      <text:p text:style-name="Standard"><text:s text:c="21"/>descriptor, standard output descr., and std. error </text:p>
      <text:p text:style-name="Standard"><text:s text:c="21"/>descriptor of the associated terminal - these </text:p>
      <text:p text:style-name="Standard"><text:s text:c="21"/>handles/descriptors are maintained, as part </text:p>
      <text:p text:style-name="Standard"><text:s text:c="21"/>of the shell process <text:s/></text:p>
      <text:p text:style-name="Standard"/>
      <text:p text:style-name="Standard"><text:s text:c="19"/>- so, the shell uses the above descriptors/handles </text:p>
      <text:p text:style-name="Standard"><text:s text:c="21"/>to access the corresponding terminal - the same </text:p>
      <text:p text:style-name="Standard"><text:s text:c="21"/>handles/descriptors are passed to external commands</text:p>
      <text:p text:style-name="Standard"><text:s text:c="21"/>/utilities/and their respective processes - in the </text:p>
      <text:p text:style-name="Standard"><text:s text:c="21"/>case of external commands, it is also maintained, </text:p>
      <text:p text:style-name="Standard"><text:s text:c="21"/>as part of processes </text:p>
      <text:p text:style-name="Standard"/>
      <text:p text:style-name="Standard"><text:s/></text:p>
      <text:p text:style-name="Standard"/>
      <text:p text:style-name="Standard"><text:s text:c="19"/>- in the context of Linux, bash shell is the </text:p>
      <text:p text:style-name="Standard"><text:s text:c="21"/>commonly used default shell, but you may </text:p>
      <text:p text:style-name="Standard"><text:s text:c="21"/>use other shell implementations, as per choice </text:p>
      <text:p text:style-name="Standard"><text:soft-page-break/></text:p>
      <text:p text:style-name="Standard"/>
      <text:p text:style-name="Standard"><text:s text:c="19"/>- a shell supports internal commands, which are </text:p>
      <text:p text:style-name="Standard"><text:s text:c="21"/>interpreted and executed, by the shell program/</text:p>
      <text:p text:style-name="Standard"><text:s text:c="21"/>process, without additional children processes </text:p>
      <text:p text:style-name="Standard"/>
      <text:p text:style-name="Standard"><text:s text:c="19"/>- however, if external utilities/programs are </text:p>
      <text:p text:style-name="Standard"><text:s text:c="20"/>executed, for each external utility or program, </text:p>
      <text:p text:style-name="Standard"><text:s text:c="20"/>one or more children processes are created and </text:p>
      <text:p text:style-name="Standard"><text:s text:c="20"/>launched</text:p>
      <text:p text:style-name="Standard"/>
      <text:p text:style-name="Standard"><text:s text:c="19"/>- typically, when a command/utility is executed </text:p>
      <text:p text:style-name="Standard"><text:s text:c="22"/>on the shell prompt, without &amp;, a foreground </text:p>
      <text:p text:style-name="Standard"><text:s text:c="20"/>process/job is created - this means, the current </text:p>
      <text:p text:style-name="Standard"><text:s text:c="20"/>terminal is used, by the foreground process/job </text:p>
      <text:p text:style-name="Standard"><text:s text:c="20"/>and the shell is not available, temporarily </text:p>
      <text:p text:style-name="Standard"/>
      <text:p text:style-name="Standard"><text:s text:c="19"/>- the command/utility can take inputs, from the </text:p>
      <text:p text:style-name="Standard"><text:s text:c="20"/>user , as well as ouput data to the terminal</text:p>
      <text:p text:style-name="Standard"/>
      <text:p text:style-name="Standard"><text:s text:c="19"/>- in addition, certain hot-keys are applicable to </text:p>
      <text:p text:style-name="Standard"><text:s text:c="21"/>the foreground job/process</text:p>
      <text:p text:style-name="Standard"/>
      <text:p text:style-name="Standard"><text:s text:c="19"/>- interactive commands/utilities need to be </text:p>
      <text:p text:style-name="Standard"><text:s text:c="21"/>executed, as foreground jobs/processes </text:p>
      <text:p text:style-name="Standard"><text:s text:c="16"/></text:p>
      <text:p text:style-name="Standard"><text:s text:c="19"/>- on the other hand, if we execute a command</text:p>
      <text:p text:style-name="Standard"><text:s text:c="21"/>or utility as a background job/process , </text:p>
      <text:p text:style-name="Standard"><text:s text:c="21"/>it does not use the terminal, for input, </text:p>
      <text:p text:style-name="Standard"><text:s text:c="21"/>but can use it, for output - in addition, </text:p>
      <text:p text:style-name="Standard"><text:s text:c="20"/>the shell can be available and interactive</text:p>
      <text:p text:style-name="Standard"><text:s text:c="20"/>using the terminal </text:p>
      <text:p text:style-name="Standard"/>
      <text:p text:style-name="Standard"><text:s text:c="19"/>- we can have several background jobs/processes </text:p>
      <text:p text:style-name="Standard"><text:s text:c="21"/>executing, in a given shell </text:p>
      <text:p text:style-name="Standard"/>
      <text:p text:style-name="Standard"><text:s text:c="19"/>- so, using foreground processes/jobs or </text:p>
      <text:p text:style-name="Standard"><text:s text:c="21"/>background processes/jobs is more of </text:p>
      <text:p text:style-name="Standard"><text:s text:c="21"/>practical convenience <text:s text:c="2"/></text:p>
      <text:p text:style-name="Standard"/>
      <text:p text:style-name="Standard"/>
      <text:p text:style-name="Standard"><text:s text:c="19"/>- from a typical OS perspective, these are</text:p>
      <text:p text:style-name="Standard"><text:s text:c="21"/>just processes - however, from shell and </text:p>
      <text:p text:style-name="Standard"><text:s text:c="21"/>terminal perspective, we have jobs - </text:p>
      <text:p text:style-name="Standard"><text:s text:c="21"/>it is just the context and certain features </text:p>
      <text:p text:style-name="Standard"/>
      <text:p text:style-name="Standard"><text:s text:c="18"/>- <text:s/>we can use jobs built-in command to </text:p>
      <text:p text:style-name="Standard"><text:s text:c="21"/>list the shell's jobs </text:p>
      <text:p text:style-name="Standard"><text:s/></text:p>
      <text:p text:style-name="Standard"><text:s text:c="18"/>- we can manage jobs/processes, using </text:p>
      <text:p text:style-name="Standard"><text:s text:c="20"/>kill command, which is a built-in - </text:p>
      <text:p text:style-name="Standard"><text:s text:c="20"/>it can take a job no or process no - </text:p>
      <text:p text:style-name="Standard"><text:soft-page-break/><text:s text:c="20"/>still, it does the same operating, but </text:p>
      <text:p text:style-name="Standard"><text:s text:c="20"/>the usage and perspective is different </text:p>
      <text:p text:style-name="Standard"/>
      <text:p text:style-name="Standard"><text:s text:c="18"/>- one of the features of the shell is </text:p>
      <text:p text:style-name="Standard"><text:s text:c="20"/>terminal redirection, where a descritor </text:p>
      <text:p text:style-name="Standard"><text:s text:c="20"/>of a process is redirected to another </text:p>
      <text:p text:style-name="Standard"><text:s text:c="20"/>sink or source, other than terminal </text:p>
      <text:p text:style-name="Standard"><text:s text:c="19"/></text:p>
      <text:p text:style-name="Standard"><text:s text:c="18"/>- for instance,in the case of </text:p>
      <text:p text:style-name="Standard"><text:s text:c="20"/>ls -li <text:s/>&gt; <text:s/>ls.txt, following is done :</text:p>
      <text:p text:style-name="Standard"><text:s/></text:p>
      <text:p text:style-name="Standard"><text:s text:c="20"/>- the standard output of the </text:p>
      <text:p text:style-name="Standard"><text:s text:c="22"/>child process executing ls is </text:p>
      <text:p text:style-name="Standard"><text:s text:c="23"/>being redirected to a file descriptor</text:p>
      <text:p text:style-name="Standard"><text:s text:c="23"/>of ls.txt </text:p>
      <text:p text:style-name="Standard"/>
      <text:p text:style-name="Standard"><text:s text:c="20"/>- so, effectively the output of ls will </text:p>
      <text:p text:style-name="Standard"><text:s text:c="22"/>be pushed into ls.txt </text:p>
      <text:p text:style-name="Standard"/>
      <text:p text:style-name="Standard"><text:s text:c="19"/>- for instance, what happens, in the case of </text:p>
      <text:p text:style-name="Standard"><text:s text:c="21"/>ps -e -o pid,ppid,cmd,stat <text:s/>| less ??</text:p>
      <text:p text:style-name="Standard"/>
      <text:p text:style-name="Standard"><text:s text:c="23"/>- ps is an external command, which is </text:p>
      <text:p text:style-name="Standard"><text:s text:c="25"/>used to list the attributes of the </text:p>
      <text:p text:style-name="Standard"><text:s text:c="25"/>current processes </text:p>
      <text:p text:style-name="Standard"><text:s text:c="23"/>- less is another external command, </text:p>
      <text:p text:style-name="Standard"><text:s text:c="25"/>which is used to take input and </text:p>
      <text:p text:style-name="Standard"><text:s text:c="25"/>display one page, at a time </text:p>
      <text:p text:style-name="Standard"><text:s text:c="23"/>- shell creates 2 children processes, </text:p>
      <text:p text:style-name="Standard"><text:s text:c="25"/>for ps and less, respectively </text:p>
      <text:p text:style-name="Standard"/>
      <text:p text:style-name="Standard"><text:s text:c="23"/>- so, one child process will load </text:p>
      <text:p text:style-name="Standard"><text:s text:c="25"/>and execute ps and another will </text:p>
      <text:p text:style-name="Standard"><text:s text:c="25"/>load and execute less </text:p>
      <text:p text:style-name="Standard"/>
      <text:p text:style-name="Standard"><text:s text:c="23"/>- shell will also create an unnamed </text:p>
      <text:p text:style-name="Standard"><text:s text:c="25"/>pipe, which will be used to </text:p>
      <text:p text:style-name="Standard"><text:s text:c="25"/>interlink the processes - we say </text:p>
      <text:p text:style-name="Standard"><text:s text:c="25"/>that pipe is an IPC object/entity/</text:p>
      <text:p text:style-name="Standard"><text:s text:c="25"/>mechanism of OS services - in this case</text:p>
      <text:p text:style-name="Standard"><text:s text:c="25"/>, shell uses this service,for its </text:p>
      <text:p text:style-name="Standard"><text:s text:c="24"/>children </text:p>
      <text:p text:style-name="Standard"/>
      <text:p text:style-name="Standard"><text:s text:c="23"/>- in addition, standard output of the </text:p>
      <text:p text:style-name="Standard"><text:s text:c="25"/>process of ps is redirected to </text:p>
      <text:p text:style-name="Standard"><text:s text:c="25"/>input descriptor of the pipe </text:p>
      <text:p text:style-name="Standard"><text:s text:c="25"/>- same way,input descritor of </text:p>
      <text:p text:style-name="Standard"><text:s text:c="25"/>less is redirected to output </text:p>
      <text:p text:style-name="Standard"><text:s text:c="25"/>descriptor of the pipe</text:p>
      <text:p text:style-name="Standard"/>
      <text:p text:style-name="Standard"><text:s text:c="23"/>- this effectively creates a link </text:p>
      <text:p text:style-name="Standard"><text:s text:c="25"/>between the two child processes and </text:p>
      <text:p text:style-name="Standard"><text:soft-page-break/><text:s text:c="25"/>effectively the utilities </text:p>
      <text:p text:style-name="Standard"/>
      <text:p text:style-name="Standard"><text:s text:c="23"/>- in the above set-up, it is the shell </text:p>
      <text:p text:style-name="Standard"><text:s text:c="25"/>that invokes appropriate system call </text:p>
      <text:p text:style-name="Standard"><text:s text:c="25"/>APIs of the OS/kernel to facilitate </text:p>
      <text:p text:style-name="Standard"><text:s text:c="25"/>the execution of commands and interlinking, </text:p>
      <text:p text:style-name="Standard"><text:s text:c="25"/>as needed - shell is a classic example </text:p>
      <text:p text:style-name="Standard"><text:s text:c="25"/>of a non-core component, but uses </text:p>
      <text:p text:style-name="Standard"><text:s text:c="25"/>core services/system call APIs, for </text:p>
      <text:p text:style-name="Standard"><text:s text:c="25"/>most of its responsibilities ??</text:p>
      <text:p text:style-name="Standard"/>
      <text:p text:style-name="Standard"><text:s text:c="23"/>- let us use a few special commands, </text:p>
      <text:p text:style-name="Standard"><text:s text:c="25"/>like sudo or su ??</text:p>
      <text:p text:style-name="Standard"><text:s text:c="27"/>- for instance, let us deal, with </text:p>
      <text:p text:style-name="Standard"><text:s text:c="29"/>su - root </text:p>
      <text:p text:style-name="Standard"/>
      <text:p text:style-name="Standard"><text:s text:c="27"/>- what does su - root do ?? </text:p>
      <text:p text:style-name="Standard"><text:s text:c="30"/>- effectively, what does it do ??</text:p>
      <text:p text:style-name="Standard"><text:s text:c="32"/>- when this command is executed, </text:p>
      <text:p text:style-name="Standard"><text:s text:c="34"/>a new login shell/session is </text:p>
      <text:p text:style-name="Standard"><text:s text:c="34"/>set-up, with uid/euid set to </text:p>
      <text:p text:style-name="Standard"><text:s text:c="34"/>that of root - gid/egid is </text:p>
      <text:p text:style-name="Standard"><text:s text:c="34"/>that of the current normal user</text:p>
      <text:p text:style-name="Standard"/>
      <text:p text:style-name="Standard"><text:s text:c="27"/>- what does su - babu do ??</text:p>
      <text:p text:style-name="Standard"><text:s text:c="30"/>- effectively, what does it do ??</text:p>
      <text:p text:style-name="Standard"><text:s text:c="32"/>- when this command is typed </text:p>
      <text:p text:style-name="Standard"><text:s text:c="34"/>, a new login bash/session </text:p>
      <text:p text:style-name="Standard"><text:s text:c="34"/>is set-up, with the corresponding </text:p>
      <text:p text:style-name="Standard"><text:s text:c="34"/>normal user's credentials, like </text:p>
      <text:p text:style-name="Standard"><text:s text:c="34"/>uid/gid ?? also, euid and egid ??</text:p>
      <text:p text:style-name="Standard"/>
      <text:p text:style-name="Standard"><text:s text:c="27"/>- based on the above set-up and details, </text:p>
      <text:p text:style-name="Standard"><text:s text:c="29"/>what are we achieving, after </text:p>
      <text:p text:style-name="Standard"><text:s text:c="29"/>su - root ?? <text:s/></text:p>
      <text:p text:style-name="Standard"><text:s text:c="31"/>- this shell/process is privileged, </text:p>
      <text:p text:style-name="Standard"><text:s text:c="33"/>as it is empowered, with uid /euid</text:p>
      <text:p text:style-name="Standard"><text:s text:c="33"/>of root user</text:p>
      <text:p text:style-name="Standard"/>
      <text:p text:style-name="Standard"><text:s text:c="31"/>- in addition, all children processes </text:p>
      <text:p text:style-name="Standard"><text:s text:c="33"/>created from this shell will inherit the </text:p>
      <text:p text:style-name="Standard"><text:s text:c="33"/>same uid/euid and privileges </text:p>
      <text:p text:style-name="Standard"/>
      <text:p text:style-name="Standard"><text:s text:c="31"/>- so, we can access most OS services, </text:p>
      <text:p text:style-name="Standard"><text:s text:c="33"/>using appropriate system call APIs </text:p>
      <text:p text:style-name="Standard"><text:s text:c="28"/>- if we do a listing of su or sudo, </text:p>
      <text:p text:style-name="Standard"><text:s text:c="30"/>we will see <text:s/>-rwsr-xr-x, which means, </text:p>
      <text:p text:style-name="Standard"><text:s text:c="30"/>an extra attribute set-uid is set, in </text:p>
      <text:p text:style-name="Standard"><text:s text:c="30"/>file's permissions - this extra attribute </text:p>
      <text:p text:style-name="Standard"><text:s text:c="30"/>will change the uid/euid of the process, </text:p>
      <text:p text:style-name="Standard"><text:s text:c="30"/>which executes su or sudo - from here on, </text:p>
      <text:p text:style-name="Standard"><text:s text:c="30"/>su or sudo will be able to create <text:s/></text:p>
      <text:p text:style-name="Standard"><text:soft-page-break/><text:s text:c="30"/>powerful shells, as per the credentials </text:p>
      <text:p text:style-name="Standard"><text:s text:c="30"/>of the target login user <text:s text:c="2"/></text:p>
      <text:p text:style-name="Standard"/>
      <text:p text:style-name="Standard"/>
      <text:p text:style-name="Standard"/>
      <text:p text:style-name="Standard">i <text:s text:c="26"/>- similarly, sudo is another utility, which </text:p>
      <text:p text:style-name="Standard"><text:s text:c="30"/>can be more controller, by the administrator </text:p>
      <text:p text:style-name="Standard"><text:s text:c="30"/>and delegate limited powers to other normal </text:p>
      <text:p text:style-name="Standard"><text:s text:c="30"/>users, whereas su is too powerful, for </text:p>
      <text:p text:style-name="Standard"><text:s text:c="30"/>root user permissions</text:p>
      <text:p text:style-name="Standard"/>
      <text:p text:style-name="Standard"/>
      <text:p text:style-name="Standard">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4">Process Multitasking</text:p>
      <text:p text:style-name="P5"/>
      <text:p text:style-name="P5"/>
      <text:p text:style-name="P5">- let us take look at some of the big pictures - </text:p>
      <text:p text:style-name="P5"><text:s text:c="2"/>refer to the big-pictures and understand the </text:p>
      <text:p text:style-name="P5"><text:s text:c="2"/>set-up of processes - understand the user-space </text:p>
      <text:p text:style-name="P5"><text:s text:c="2"/>set-up of processes and understand the system-space</text:p>
      <text:p text:style-name="P5"><text:s text:c="2"/>set-up of processes <text:s/></text:p>
      <text:p text:style-name="P5"/>
      <text:p text:style-name="P5">- as per operating system definition, each </text:p>
      <text:p text:style-name="P5"><text:s text:c="2"/>active application is managed, using a </text:p>
      <text:p text:style-name="P5"><text:s text:c="2"/>process</text:p>
      <text:p text:style-name="P5">- as per operating system set-up, </text:p>
      <text:p text:style-name="P5"><text:s text:c="2"/>we can have several active processes, </text:p>
      <text:p text:style-name="P5"><text:s text:c="2"/>in the system, at the same time - this is </text:p>
      <text:p text:style-name="P5"><text:s text:c="2"/>the beginning of multitasking ???</text:p>
      <text:p text:style-name="P5"/>
      <text:p text:style-name="P5">- process is an operating system entity/service -</text:p>
      <text:p text:style-name="P5"><text:s text:c="2"/>we need operating system support, for processes</text:p>
      <text:p text:style-name="P5">- without OS support, we cannot create/delete/</text:p>
      <text:p text:style-name="P5"><text:s text:c="2"/>manage processes </text:p>
      <text:p text:style-name="P5"><text:s text:c="3"/></text:p>
      <text:p text:style-name="P5"/>
      <text:p text:style-name="P5">- every active application is managed using </text:p>
      <text:p text:style-name="P5"><text:s text:c="2"/>an unique process - most common case is </text:p>
      <text:p text:style-name="P5"><text:s text:c="2"/>one process for each active application - </text:p>
      <text:p text:style-name="P5"><text:s text:c="2"/>however, in the real-world implementations, </text:p>
      <text:p text:style-name="P5"><text:s text:c="2"/>there are other scenarios ??</text:p>
      <text:p text:style-name="P5"/>
      <text:p text:style-name="P5">- every process has a well defined set-up, </text:p>
      <text:p text:style-name="P5"><text:s text:c="2"/>in the operating system </text:p>
      <text:p text:style-name="P5"/>
      <text:p text:style-name="P5">- as part of the set-up, operating system/kernel </text:p>
      <text:p text:style-name="P5"><text:s text:c="2"/>maintain several system objects, for each </text:p>
      <text:p text:style-name="P5"><text:s text:c="2"/>process, in the system space - there is a </text:p>
      <text:p text:style-name="P5"><text:s text:c="2"/>a pd and a set of nested objects, for each </text:p>
      <text:p text:style-name="P5"><text:s text:c="2"/>process /active application - this is set-up, </text:p>
      <text:p text:style-name="P5"><text:s text:c="2"/>for every new process created, in the system </text:p>
      <text:p text:style-name="P5"><text:soft-page-break/><text:s text:c="2"/>- all these pds are managed by the system - </text:p>
      <text:p text:style-name="P5"><text:s text:c="2"/>in this case, process manager manages all </text:p>
      <text:p text:style-name="P5"><text:s text:c="2"/>the pds, in the system - this is the system-space</text:p>
      <text:p text:style-name="P5"><text:s text:c="2"/>perspective - the next provides the user-space </text:p>
      <text:p text:style-name="P5"><text:s text:c="2"/>perspective ??? <text:span text:style-name="T2">pd contains enough information </text:span></text:p>
      <text:p text:style-name="P5"><text:span text:style-name="T2"><text:s text:c="2"/>to manage and control a process</text:span> - as we will </text:p>
      <text:p text:style-name="P5"><text:s text:c="2"/>see more, using the pd and its related information, </text:p>
      <text:p text:style-name="P5"><text:s text:c="2"/>we can control active applications/processes, during </text:p>
      <text:p text:style-name="P5"><text:s text:c="2"/>run-time <text:s/></text:p>
      <text:p text:style-name="P5"/>
      <text:p text:style-name="P5">- user-space perspective of processes - in the </text:p>
      <text:p text:style-name="P5"><text:s text:c="2"/>user-space, a process is represented, using </text:p>
      <text:p text:style-name="P5"><text:s text:c="2"/>a<text:span text:style-name="T10"> process address-space </text:span>- this address-space/ </text:p>
      <text:p text:style-name="P5"><text:s text:c="2"/>memory map is not conventional, but u<text:span text:style-name="T2">ses </text:span></text:p>
      <text:p text:style-name="P5"><text:span text:style-name="T10"><text:s text:c="2"/>logical or virtual addresses</text:span> - so, t<text:span text:style-name="T2">he address-space</text:span></text:p>
      <text:p text:style-name="P2"><text:s text:c="2"/>/memory map is not of physical addresses, </text:p>
      <text:p text:style-name="P2"><text:s text:c="2"/>but logical or virtual addresses</text:p>
      <text:p text:style-name="P5">note: in the case of c<text:span text:style-name="T2">onventional embedded </text:span></text:p>
      <text:p text:style-name="P2"><text:s text:c="6"/>systems/applications, we may use <text:s/></text:p>
      <text:p text:style-name="P2"><text:s text:c="6"/>conventional address-spaces/memory-maps, </text:p>
      <text:p text:style-name="P5"><text:span text:style-name="T2"><text:s text:c="6"/>based on the physical addresses</text:span> <text:s text:c="2"/></text:p>
      <text:p text:style-name="P5">- for each process, there is a well defined </text:p>
      <text:p text:style-name="P5"><text:s text:c="2"/>address-space managed, for the process - </text:p>
      <text:p text:style-name="P5"><text:s text:c="2"/>this well defined address-space is exported</text:p>
      <text:p text:style-name="P5"><text:s text:c="2"/>to the user-space and used by the application </text:p>
      <text:p text:style-name="P5">- in an OS platform, there will be several </text:p>
      <text:p text:style-name="P5"><text:s text:c="2"/>virtual/logical address-spaces, for </text:p>
      <text:p text:style-name="P5"><text:s text:c="2"/>several processes, in the system - meaning, </text:p>
      <text:p text:style-name="P5"><text:s text:c="2"/>there will <text:span text:style-name="T2">one dedicated virtual/logical address-space</text:span></text:p>
      <text:p text:style-name="P5"><text:span text:style-name="T2"><text:s text:c="2"/>per process </text:span><text:s/></text:p>
      <text:p text:style-name="P5">- in a conventional embedded platform, there will </text:p>
      <text:p text:style-name="P5"><text:s text:c="2"/>be a single address-space or memory-map</text:p>
      <text:p text:style-name="P5">- so, the sw models used, in operating system </text:p>
      <text:p text:style-name="P5"><text:s text:c="2"/>platforms are more complicated, than sw models</text:p>
      <text:p text:style-name="P5"><text:s text:c="2"/>using, in OS-unaware platforms</text:p>
      <text:p text:style-name="P5"/>
      <text:p text:style-name="P5">- once you understand the basic set-up of processes, </text:p>
      <text:p text:style-name="P5"><text:s text:c="2"/>we use OS services to create and manage processes ?? <text:s/></text:p>
      <text:p text:style-name="P5">- <text:span text:style-name="T2">process creation, deletion and management is </text:span></text:p>
      <text:p text:style-name="P2"><text:s text:c="2"/>done, by process manager/subsystem of the </text:p>
      <text:p text:style-name="P2"><text:s text:c="2"/>OS/kernel</text:p>
      <text:p text:style-name="P5">-<text:span text:style-name="T2"> process manager/subsystem is a core component of </text:span></text:p>
      <text:p text:style-name="P5"><text:span text:style-name="T2"><text:s text:c="2"/>OS</text:span>, so resides, in the kernel / kernel-space </text:p>
      <text:p text:style-name="P5">note: in most text books/academic references, </text:p>
      <text:p text:style-name="P5"><text:s text:c="6"/>kernel is treated, as OS </text:p>
      <text:p text:style-name="P5">note: use uname -r, for extracting version of </text:p>
      <text:p text:style-name="P5"><text:s text:c="6"/>core of the OS </text:p>
      <text:p text:style-name="P5">note: use <text:s/>cat <text:s/>/etc/os-release, for extracting </text:p>
      <text:p text:style-name="P5"><text:s text:c="6"/>the complete OS version, which includes </text:p>
      <text:p text:style-name="P5"><text:s text:c="6"/>core + non-core components </text:p>
      <text:p text:style-name="P5"/>
      <text:p text:style-name="P5">- process manager exports appropriate system </text:p>
      <text:p text:style-name="P5"><text:soft-page-break/><text:s text:c="2"/>services, using system call APIs - these are</text:p>
      <text:p text:style-name="P5"><text:s text:c="2"/>known as process management system call APIs - </text:p>
      <text:p text:style-name="P5"><text:s text:c="2"/>some of the familiar APIs are <text:span text:style-name="T2">fork() and execl() </text:span></text:p>
      <text:p text:style-name="P5">- as a developer,the typical approach to </text:p>
      <text:p text:style-name="P5"><text:s text:c="2"/>accessing core OS services is to use </text:p>
      <text:p text:style-name="P5"><text:s text:c="2"/>system call APIS</text:p>
      <text:p text:style-name="P5">- however, for convenience and operations, </text:p>
      <text:p text:style-name="P5"><text:s text:c="2"/>many of the OS services are provided, using </text:p>
      <text:p text:style-name="P5"><text:s text:c="2"/>system utilities - for typical system operations, </text:p>
      <text:p text:style-name="P5"><text:s text:c="2"/>system utilities are commonly used <text:s text:c="2"/></text:p>
      <text:p text:style-name="P5"/>
      <text:p text:style-name="P5"/>
      <text:p text:style-name="P5">- processes are typically used for multitasking, </text:p>
      <text:p text:style-name="P5"><text:s text:c="2"/>in larger applications - in addition, processes </text:p>
      <text:p text:style-name="P5"><text:s text:c="2"/>are used, in GPOS commonly - in addition, </text:p>
      <text:p text:style-name="P5"><text:s text:c="2"/>in specialized systems, where reliability and </text:p>
      <text:p text:style-name="P5"><text:s text:c="2"/>robustness is needed, processes are still used </text:p>
      <text:p text:style-name="P5"/>
      <text:p text:style-name="P5">- processes and threads may be used together, for </text:p>
      <text:p text:style-name="P5"><text:s text:c="2"/>multitasking, in real-world applications - initially, </text:p>
      <text:p text:style-name="P5"><text:s text:c="2"/>we will deal, with multitasking, using processes -</text:p>
      <text:p text:style-name="P5"><text:s text:c="2"/>later, with threads and hybrid models <text:s/></text:p>
      <text:p text:style-name="P5"/>
      <text:p text:style-name="P5"/>
      <text:p text:style-name="P5">- in an Unix/Linux system, processes are involved, </text:p>
      <text:p text:style-name="P5"><text:s text:c="2"/>in managing most services - many of the non-core</text:p>
      <text:p text:style-name="P5"><text:s text:c="2"/>services use processes,as the base, for </text:p>
      <text:p text:style-name="P5"><text:s text:c="2"/>multitasking </text:p>
      <text:p text:style-name="P5"/>
      <text:p text:style-name="P5">- every process is assigned its own process-address - </text:p>
      <text:p text:style-name="P5"><text:s text:c="2"/>this address space is set-up, using logical or </text:p>
      <text:p text:style-name="P5"><text:s text:c="2"/>virtual addresses of the processor and OS - </text:p>
      <text:p text:style-name="P5"><text:s text:c="2"/>in addition, each address space is mapped to </text:p>
      <text:p text:style-name="P5"><text:s text:c="2"/>corresponding physical addresses, using tables </text:p>
      <text:p text:style-name="P5"><text:s text:c="2"/>like page tables</text:p>
      <text:p text:style-name="P5"/>
      <text:p text:style-name="P5">- logical addresses/virtual addresses/address-spaces </text:p>
      <text:p text:style-name="P5"><text:s text:c="2"/>are provided, by processor and OS platforms - </text:p>
      <text:p text:style-name="P5"><text:s text:c="2"/>processor provides low-level features and </text:p>
      <text:p text:style-name="P5"><text:s text:c="2"/>it is the OS, that actually manages the </text:p>
      <text:p text:style-name="P5"><text:s text:c="2"/>address-spaces, for processes</text:p>
      <text:p text:style-name="P5">- in typical embedded scenarios, we may </text:p>
      <text:p text:style-name="P5"><text:s text:c="2"/>come across following nodes :</text:p>
      <text:p text:style-name="P5"><text:s text:c="5"/>-<text:span text:style-name="T2"> sophisticated nodes, with processors </text:span></text:p>
      <text:p text:style-name="P2"><text:s text:c="7"/>supporting MMU<text:span text:style-name="T11">(Memory Management Unit)</text:span>, virtual addresses/virtual </text:p>
      <text:p text:style-name="P2"><text:s text:c="7"/>address-spaces</text:p>
      <text:p text:style-name="P2"><text:s text:c="5"/>- sophisticated nodes, with processors </text:p>
      <text:p text:style-name="P2"><text:s text:c="7"/>supporting MPU<text:span text:style-name="T12">(Memory Protection Unit)</text:span>, no logical/physical </text:p>
      <text:p text:style-name="P2"><text:s text:c="7"/>addresses</text:p>
      <text:p text:style-name="P2"><text:s text:c="5"/>- simple nodes, with processors </text:p>
      <text:p text:style-name="P5"><text:span text:style-name="T2"><text:s text:c="7"/>, without MMU/MP</text:span>U</text:p>
      <text:p text:style-name="P5">- in all the above cases, we may OS platforms,</text:p>
      <text:p text:style-name="P5"><text:soft-page-break/><text:s text:c="2"/>for the systems <text:s text:c="5"/></text:p>
      <text:p text:style-name="P5">-<text:span text:style-name="T2"> in the case of GPOS, we will be dealing, </text:span></text:p>
      <text:p text:style-name="P2"><text:s text:c="2"/>with processors supporting MMU/virtual </text:p>
      <text:p text:style-name="P5"><text:span text:style-name="T2"><text:s text:c="2"/>address-spaces/virtual addresses</text:span> </text:p>
      <text:p text:style-name="P5"/>
      <text:p text:style-name="P5">note: we will see more details, during </text:p>
      <text:p text:style-name="P5"><text:s text:c="6"/>memory management of processes and </text:p>
      <text:p text:style-name="P5"><text:s text:c="6"/>system </text:p>
      <text:p text:style-name="P5">- as part of the process address-space, a large </text:p>
      <text:p text:style-name="P5"><text:s text:c="2"/>portion is exported to user-space and the </text:p>
      <text:p text:style-name="P5"><text:s text:c="2"/>active application - refer to pdfs and diagrams</text:p>
      <text:p text:style-name="P5"/>
      <text:p text:style-name="P5">- currently, let us accept the basic set-up </text:p>
      <text:p text:style-name="P5"><text:s text:c="2"/>of processes and their address-spaces, and </text:p>
      <text:p text:style-name="P5"><text:s text:c="2"/>we will explore more, during memory management <text:s/></text:p>
      <text:p text:style-name="P5"/>
      <text:p text:style-name="P5">note: many of the fields of pds of processes </text:p>
      <text:p text:style-name="P5"><text:s text:c="6"/>are used to manage the processes and </text:p>
      <text:p text:style-name="P5"><text:s text:c="6"/>most important of them is pid ?? we can </text:p>
      <text:p text:style-name="P5"><text:s text:c="6"/>treat this, as the handle to a process ??</text:p>
      <text:p text:style-name="P5">- <text:span text:style-name="T2">every process is managed using a pd/system </text:span></text:p>
      <text:p text:style-name="P2"><text:s text:c="2"/>object, which maintains attributes of a </text:p>
      <text:p text:style-name="P2"><text:s text:c="2"/>process, like :</text:p>
      <text:p text:style-name="P2"><text:s text:c="11"/>- pid - process identifier </text:p>
      <text:p text:style-name="P2"/>
      <text:p text:style-name="P2"><text:s text:c="11"/>- user credentials of the sesssion </text:p>
      <text:p text:style-name="P2"/>
      <text:p text:style-name="P2"><text:s text:c="11"/>- state of the process ??</text:p>
      <text:p text:style-name="P2"/>
      <text:p text:style-name="P2"><text:s text:c="11"/>- scheduling parameters of the process</text:p>
      <text:p text:style-name="P2"/>
      <text:p text:style-name="P2"><text:s text:c="11"/>- pointers to nested objects </text:p>
      <text:p text:style-name="P2"/>
      <text:p text:style-name="P2"><text:s text:c="11"/>- these nested objects are used to maintain </text:p>
      <text:p text:style-name="P2"><text:s text:c="13"/>resources on-behalf of the process <text:s/></text:p>
      <text:p text:style-name="P2"/>
      <text:p text:style-name="P2"><text:s text:c="11"/>- maintain hw context on-behalf of the process</text:p>
      <text:p text:style-name="P5"/>
      <text:p text:style-name="P5">- pd of a process is used to manage and control the </text:p>
      <text:p text:style-name="P5"><text:s text:c="2"/>process - how is it possible to manage / control </text:p>
      <text:p text:style-name="P5"><text:s text:c="2"/>a process, using its pd ??</text:p>
      <text:p text:style-name="P5"/>
      <text:p text:style-name="P5">- based on the run-time state of the process, the </text:p>
      <text:p text:style-name="P5"><text:s text:c="2"/>pd of the process is maintained, in different </text:p>
      <text:p text:style-name="P5"><text:s text:c="2"/>lists/queues of the system, like rqs and wqs of <text:s/></text:p>
      <text:p text:style-name="P5"><text:s text:c="2"/>the system ??</text:p>
      <text:p text:style-name="P5"/>
      <text:p text:style-name="P5">- using pid of the process and system utilities/</text:p>
      <text:p text:style-name="P5"><text:s text:c="2"/>system call APIs, we can control a process/</text:p>
      <text:p text:style-name="P5"><text:s text:c="2"/>active application, as needed ???</text:p>
      <text:p text:style-name="P5"/>
      <text:p text:style-name="P5">- let us understand processes, using certain </text:p>
      <text:p text:style-name="P5"><text:soft-page-break/><text:s text:c="2"/>scenarios /demos/commands <text:s/>?? creation of </text:p>
      <text:p text:style-name="P5"><text:s text:c="2"/>processes and listing their attributes ??</text:p>
      <text:p text:style-name="P5"/>
      <text:p text:style-name="P5">- let us understand life-cycle of a process, </text:p>
      <text:p text:style-name="P5"><text:s text:c="2"/>using certain scenarios/demos/commands ???</text:p>
      <text:p text:style-name="P5"/>
      <text:p text:style-name="P5">- for instance, let us launch /load a set </text:p>
      <text:p text:style-name="P5"><text:s text:c="2"/>of applications/instances, as processes :</text:p>
      <text:p text:style-name="P5"/>
      <text:p text:style-name="P5"><text:s text:c="3"/>taskset 0x00000001 <text:s/>./w1&amp;</text:p>
      <text:p text:style-name="P5"/>
      <text:p text:style-name="P5"><text:s text:c="3"/>taskset 0x00000001 <text:s/>./w1&amp;</text:p>
      <text:p text:style-name="P5"/>
      <text:p text:style-name="P5"><text:s text:c="3"/>taskset 0x00000002 <text:s/>./w1&amp;</text:p>
      <text:p text:style-name="P5"/>
      <text:p text:style-name="P5"><text:s text:c="3"/>taskset 0x00000002 <text:s/>./w1&amp;</text:p>
      <text:p text:style-name="P5"/>
      <text:p text:style-name="P5"><text:s text:c="4"/>./w1&amp; </text:p>
      <text:p text:style-name="P5"/>
      <text:p text:style-name="P5"><text:s text:c="4"/>./w1&amp;</text:p>
      <text:p text:style-name="P5"/>
      <text:p text:style-name="P5">note1 : &amp; is used at the end of the command to </text:p>
      <text:p text:style-name="P5"><text:s text:c="8"/>launch the application/program, as a </text:p>
      <text:p text:style-name="P5"><text:s text:c="8"/>background process, in a shell </text:p>
      <text:p text:style-name="P5"/>
      <text:p text:style-name="P5">note2 : if &amp; is omitted, the command is </text:p>
      <text:p text:style-name="P5"><text:s text:c="8"/>launched , as a foreground application </text:p>
      <text:p text:style-name="P5"><text:s text:c="8"/>/program/process, in a shell </text:p>
      <text:p text:style-name="P5"/>
      <text:p text:style-name="P5">note3: <text:s/>taskset is used to launch /load an </text:p>
      <text:p text:style-name="P5"><text:s text:c="8"/>application/process and bind it to </text:p>
      <text:p text:style-name="P5"><text:s text:c="8"/>a specific processor - this mainly </text:p>
      <text:p text:style-name="P5"><text:s text:c="8"/>common, in the context of multiprocessor </text:p>
      <text:p text:style-name="P5"><text:s text:c="8"/>systems <text:s/></text:p>
      <text:p text:style-name="P5"/>
      <text:p text:style-name="P5">note4: in this context, we are using taskset </text:p>
      <text:p text:style-name="P5"><text:s text:c="7"/>command, for binding/pinning a process </text:p>
      <text:p text:style-name="P5"><text:s text:c="7"/>to a specific processor, but in a </text:p>
      <text:p text:style-name="P5"><text:s text:c="7"/>real-world system, it may be achieved, </text:p>
      <text:p text:style-name="P5"><text:s text:c="7"/>using certain configuration file, but </text:p>
      <text:p text:style-name="P5"><text:s text:c="7"/>the <text:s/>basics remain the same and </text:p>
      <text:p text:style-name="P5"><text:s text:c="7"/>effectively binding/pinning is achieved</text:p>
      <text:p text:style-name="P5"/>
      <text:p text:style-name="P5">- after loading/launching the above demos, </text:p>
      <text:p text:style-name="P5"><text:s text:c="2"/>let us monitor the status of the processes, </text:p>
      <text:p text:style-name="P5"><text:s text:c="2"/>using ps and top commands ??</text:p>
      <text:p text:style-name="P5"/>
      <text:p text:style-name="P5"><text:s text:c="4"/>- ps is a static utility, which just captures</text:p>
      <text:p text:style-name="P5"><text:s text:c="6"/>the current state of processes and lists </text:p>
      <text:p text:style-name="P5"><text:s text:c="6"/>the details </text:p>
      <text:p text:style-name="P5"><text:s text:c="2"/></text:p>
      <text:p text:style-name="P5"><text:s text:c="4"/>- whereas, top will periodically update the </text:p>
      <text:p text:style-name="P5"><text:soft-page-break/><text:s text:c="6"/>details of processes, dynamically </text:p>
      <text:p text:style-name="P5"/>
      <text:p text:style-name="P5"><text:s text:c="4"/>- as per convenience, we can use ps and top, </text:p>
      <text:p text:style-name="P5"><text:s text:c="6"/>accordingly </text:p>
      <text:p text:style-name="P5"/>
      <text:p text:style-name="P5"><text:s text:c="4"/>- follow the demos and the commands/options </text:p>
      <text:p text:style-name="P5"/>
      <text:p text:style-name="P5">- what happens, when one or more processes/commands/</text:p>
      <text:p text:style-name="P5"><text:s text:c="2"/>applications are launched, in a session/shell of </text:p>
      <text:p text:style-name="P5"><text:s text:c="2"/>a root user ??</text:p>
      <text:p text:style-name="P5"><text:s text:c="6"/>- in this context, shell has the user-id/</text:p>
      <text:p text:style-name="P5"><text:s text:c="8"/>credentials of root user - these are passed to the </text:p>
      <text:p text:style-name="P5"><text:s text:c="8"/>children processes </text:p>
      <text:p text:style-name="P5"/>
      <text:p text:style-name="P5">- the above credentials will be used/discussed, </text:p>
      <text:p text:style-name="P5"><text:s text:c="2"/>during access model of the OS ??</text:p>
      <text:p text:style-name="P5"/>
      <text:p text:style-name="P5">- let us understand states and state diagram of </text:p>
      <text:p text:style-name="P5"><text:s text:c="2"/>processes : </text:p>
      <text:p text:style-name="P5"/>
      <text:p text:style-name="P5"><text:s text:c="4"/>- following are the typical states of </text:p>
      <text:p text:style-name="P5"><text:s text:c="6"/>a process: </text:p>
      <text:p text:style-name="P5"><text:s text:c="9"/>- ready state, in an rq of scheduler</text:p>
      <text:p text:style-name="P5"><text:s text:c="11"/>of a cpu/processor <text:s text:c="2"/></text:p>
      <text:p text:style-name="P5"/>
      <text:p text:style-name="P5"><text:s text:c="9"/>- running / on the cpu - scheduled/</text:p>
      <text:p text:style-name="P5"><text:s text:c="11"/>dispatched </text:p>
      <text:p text:style-name="P5"/>
      <text:p text:style-name="P5"><text:s text:c="9"/>- blocked state - waiting/sleeping </text:p>
      <text:p text:style-name="P5"><text:s text:c="11"/>for resources/events </text:p>
      <text:p text:style-name="P5"/>
      <text:p text:style-name="P5"><text:s text:c="9"/>- suspended state/stoppped state - </text:p>
      <text:p text:style-name="P5"><text:s text:c="11"/>in this state, the process is </text:p>
      <text:p text:style-name="P5"><text:s text:c="11"/>explicitly suspended, by the </text:p>
      <text:p text:style-name="P5"><text:s text:c="11"/>developer/administrator/core of the </text:p>
      <text:p text:style-name="P5"><text:s text:c="11"/>system </text:p>
      <text:p text:style-name="P5"/>
      <text:p text:style-name="P5"><text:s text:c="9"/>- terminated state - the process is </text:p>
      <text:p text:style-name="P5"><text:s text:c="11"/>terminated - resources are freed - </text:p>
      <text:p text:style-name="P5"><text:s text:c="11"/>eventually, the process is deleted</text:p>
      <text:p text:style-name="P5"/>
      <text:p text:style-name="P5">- let us understand a typical life-cycle of </text:p>
      <text:p text:style-name="P5"><text:s text:c="2"/>a process : </text:p>
      <text:p text:style-name="P5"/>
      <text:p text:style-name="P5"><text:s text:c="4"/>- a typical process is created, using </text:p>
      <text:p text:style-name="P5"><text:s text:c="6"/>one or more system call APIs, directly or </text:p>
      <text:p text:style-name="P5"><text:s text:c="6"/>indirectly </text:p>
      <text:p text:style-name="P5"/>
      <text:p text:style-name="P5"><text:s text:c="4"/>- once process is created, its pd is added </text:p>
      <text:p text:style-name="P5"><text:s text:c="6"/>to an Rq of the scheduler - currently, let </text:p>
      <text:p text:style-name="P5"><text:s text:c="6"/>us assume, that we are dealing,with </text:p>
      <text:p text:style-name="P5"><text:s text:c="6"/>uniprocessor system - later, we can expand </text:p>
      <text:p text:style-name="P5"><text:soft-page-break/><text:s text:c="6"/>this to multi-processor systems </text:p>
      <text:p text:style-name="P5"/>
      <text:p text:style-name="P5"><text:s text:c="4"/>- all ready processes/pds are maintained, in the </text:p>
      <text:p text:style-name="P5"><text:s text:c="6"/>Rq of the scheduler of the system </text:p>
      <text:p text:style-name="P5"/>
      <text:p text:style-name="P5"><text:s text:c="4"/>- typically, OS scheduler will be invoked </text:p>
      <text:p text:style-name="P5"><text:s text:c="6"/>, as per the rules of the system and it </text:p>
      <text:p text:style-name="P5"><text:s text:c="6"/>will select the most eligible process/pd</text:p>
      <text:p text:style-name="P5"><text:s text:c="6"/>from the Rq and dispatch it to the </text:p>
      <text:p text:style-name="P5"><text:s text:c="6"/>processor </text:p>
      <text:p text:style-name="P5"/>
      <text:p text:style-name="P5"><text:s text:c="4"/>- once dispatched, the process/pd will be </text:p>
      <text:p text:style-name="P5"><text:s text:c="6"/>executed on the processor, for certain </text:p>
      <text:p text:style-name="P5"><text:s text:c="6"/>time-quantum, as per the scheduling </text:p>
      <text:p text:style-name="P5"><text:s text:c="6"/>policies and paramters - let us assume, that </text:p>
      <text:p text:style-name="P5"><text:s text:c="6"/>the current policy is time-slicing and round-robin</text:p>
      <text:p text:style-name="P5"/>
      <text:p text:style-name="P5"><text:s text:c="4"/>- based on the above scheduling policy and </text:p>
      <text:p text:style-name="P5"><text:s text:c="6"/>time-quantum, every process/pd will be </text:p>
      <text:p text:style-name="P5"><text:s text:c="6"/>scheduled/dispatched, as per their merit - </text:p>
      <text:p text:style-name="P5"><text:s text:c="6"/>in addition, once scheduled/dispatched, </text:p>
      <text:p text:style-name="P5"><text:s text:c="6"/>a process will be preempted, after a time-</text:p>
      <text:p text:style-name="P5"><text:s text:c="6"/>quantum/time-slice and this will be repeated, </text:p>
      <text:p text:style-name="P5"><text:s text:c="6"/>forever !!!</text:p>
      <text:p text:style-name="P5"/>
      <text:p text:style-name="P5"><text:s text:c="5"/>- in this set-up, hw timer/timer int. events--&gt;</text:p>
      <text:p text:style-name="P5"><text:s text:c="7"/>hw timer ISR ---&gt; scheduler --&gt; preemption --&gt;</text:p>
      <text:p text:style-name="P5"><text:s text:c="7"/>rescheduling --&gt; this is repeated, every </text:p>
      <text:p text:style-name="P5"><text:s text:c="7"/>time-quantum ???</text:p>
      <text:p text:style-name="P5"/>
      <text:p text:style-name="P5"><text:s text:c="5"/>- as part of the above actions, preemption of </text:p>
      <text:p text:style-name="P5"><text:s text:c="7"/>a currently executing process is done, which </text:p>
      <text:p text:style-name="P5"><text:s text:c="7"/>will forcibly remove the process/pd from the </text:p>
      <text:p text:style-name="P5"><text:s text:c="7"/>cpu <text:s/>and move <text:s/>to <text:s/>Rq - meaning, from </text:p>
      <text:p text:style-name="P5"><text:s text:c="7"/>running state to ready state </text:p>
      <text:p text:style-name="P5"/>
      <text:p text:style-name="P5"><text:s text:c="5"/>- typically, when a process/application is </text:p>
      <text:p text:style-name="P5"><text:s text:c="7"/>scheduled and dispatched,it may invoke </text:p>
      <text:p text:style-name="P5"><text:s text:c="7"/>one or more system call APIs, for accessing </text:p>
      <text:p text:style-name="P5"><text:s text:c="7"/>resources - however, if the resources are</text:p>
      <text:p text:style-name="P5"><text:s text:c="7"/>currently unavailable, the process is blocked, </text:p>
      <text:p text:style-name="P5"><text:s text:c="7"/>in an appropriate wq - we say, that the </text:p>
      <text:p text:style-name="P5"><text:s text:c="7"/>process is blocked/sleeping/waiting and </text:p>
      <text:p text:style-name="P5"><text:s text:c="7"/>the state of the process is blocked/sleeping ??</text:p>
      <text:p text:style-name="P5"/>
      <text:p text:style-name="P5"><text:s text:c="5"/>- typical scenarios can be network IO, disk IO, </text:p>
      <text:p text:style-name="P5"><text:s text:c="7"/>interprocess communication channels, like </text:p>
      <text:p text:style-name="P5"><text:s text:c="7"/>sockets are possible cases, for blocking/sleeping </text:p>
      <text:p text:style-name="P5"/>
      <text:p text:style-name="P5"><text:s text:c="5"/>- typically, starting a service/server service </text:p>
      <text:p text:style-name="P5"><text:s text:c="7"/>will require certain system utilities, but the </text:p>
      <text:p text:style-name="P5"><text:s text:c="7"/>above basics of process creation/mangement </text:p>
      <text:p text:style-name="P5"><text:soft-page-break/><text:s text:c="7"/>remain the same </text:p>
      <text:p text:style-name="P5"/>
      <text:p text:style-name="P5"><text:s text:c="5"/>- similarly, we may stop or terminate a service, </text:p>
      <text:p text:style-name="P5"><text:s text:c="7"/>which will lead to actual termination of the </text:p>
      <text:p text:style-name="P5"><text:s text:c="7"/>process/active service - typically, this is done, </text:p>
      <text:p text:style-name="P5"><text:s text:c="7"/>for maintenance reasons only ???</text:p>
      <text:p text:style-name="P5"/>
      <text:p text:style-name="P5"><text:s text:c="5"/>- when a process is terminated, its resources are</text:p>
      <text:p text:style-name="P5"><text:s text:c="7"/>freed and typically deleted - however, the actual </text:p>
      <text:p text:style-name="P5"><text:s text:c="7"/>implementation of process termination varies, </text:p>
      <text:p text:style-name="P5"><text:s text:c="7"/>from one system to another - for example, in the </text:p>
      <text:p text:style-name="P5"><text:s text:c="7"/>case of Linux/Unix, there is an intermediate </text:p>
      <text:p text:style-name="P5"><text:s text:c="6"/><text:span text:style-name="T2"><text:s/>termination state known,as zombie and a final </text:span></text:p>
      <text:p text:style-name="P2"><text:s text:c="7"/>termination state, known as DEAD<text:tab/></text:p>
      <text:p text:style-name="P2"/>
      <text:p text:style-name="P5"><text:s text:c="5"/>- there are different forms of termination - </text:p>
      <text:p text:style-name="P5"><text:s text:c="7"/>normal termination and abnormal termination - </text:p>
      <text:p text:style-name="P5"><text:s text:c="7"/>abnormal is forced termination - so, depending </text:p>
      <text:p text:style-name="P5"><text:s text:c="7"/>upon the requirements, the applications / services</text:p>
      <text:p text:style-name="P5"><text:s text:c="7"/>are normally or abnormally terminated </text:p>
      <text:p text:style-name="P5"/>
      <text:p text:style-name="P5"><text:s text:c="5"/>- when a process is blocked/sleeping, for </text:p>
      <text:p text:style-name="P5"><text:s text:c="7"/>resources / IO, it will be unblocked / </text:p>
      <text:p text:style-name="P5"><text:s text:c="7"/>awakened, once the resource/IO is available </text:p>
      <text:p text:style-name="P5"><text:s text:c="7"/>and added to the Rq - once added to the Rq,</text:p>
      <text:p text:style-name="P5"><text:s text:c="7"/>the process will be scheduled/dispatched, </text:p>
      <text:p text:style-name="P5"><text:s text:c="7"/>as per their merit of scheduling policies </text:p>
      <text:p text:style-name="P5"><text:s text:c="7"/>and parameters </text:p>
      <text:p text:style-name="P5"/>
      <text:p text:style-name="P5"><text:s text:c="5"/>- typically, suspended/stopped state is an </text:p>
      <text:p text:style-name="P5"><text:s text:c="7"/>explicit state, for the processes, which </text:p>
      <text:p text:style-name="P5"><text:s text:c="7"/>can be achieved, by the developer/administrator/</text:p>
      <text:p text:style-name="P5"><text:s text:c="7"/>system to suspend/stop a process, forcibly </text:p>
      <text:p text:style-name="P5"><text:s text:c="7"/>- we can explicitly resume the process </text:p>
      <text:p text:style-name="P5"><text:s text:c="7"/>, using system utilities, if needed - suspending </text:p>
      <text:p text:style-name="P5"><text:s text:c="6"/>a process is not same,as that of terminating </text:p>
      <text:p text:style-name="P5"><text:s text:c="6"/>a process - it is a temporary state, for </text:p>
      <text:p text:style-name="P5"><text:s text:c="6"/>process control </text:p>
      <text:p text:style-name="P5"><text:s/></text:p>
      <text:p text:style-name="P5"><text:s/>- since there are several resources/IO channels/</text:p>
      <text:p text:style-name="P5"><text:s text:c="3"/>IPC channels, in the system, there will be several </text:p>
      <text:p text:style-name="P5"><text:s text:c="3"/>wait-queues/wait-lists, in the system, where a</text:p>
      <text:p text:style-name="P5"><text:s text:c="3"/>process/pd will be added and blocked</text:p>
      <text:p text:style-name="P5"/>
      <text:p text:style-name="P5"><text:s/>- if a process/active application is terminated </text:p>
      <text:p text:style-name="P5"><text:s text:c="3"/>normally or abormally/forcibly, the process </text:p>
      <text:p text:style-name="P5"><text:s text:c="3"/>will be moved to Zombie and later, it will </text:p>
      <text:p text:style-name="P5"><text:s text:c="3"/>cleaned-up, by the parent process - once </text:p>
      <text:p text:style-name="P5"><text:s text:c="3"/>cleaned-up, the Zombie process will be </text:p>
      <text:p text:style-name="P5"><text:s text:c="3"/>moved to DEAD state - the pd of the process </text:p>
      <text:p text:style-name="P5"><text:s text:c="3"/>is completely deleted, from all the lists </text:p>
      <text:p text:style-name="P5"><text:s text:c="3"/>of the system - there will be no traces</text:p>
      <text:p text:style-name="P5"><text:soft-page-break/><text:s text:c="3"/>of the cleaned-up process, in the system - </text:p>
      <text:p text:style-name="P5"><text:s text:c="3"/>you will never be able to monitor it, using </text:p>
      <text:p text:style-name="P5"><text:s text:c="3"/>any tool </text:p>
      <text:p text:style-name="P5"/>
      <text:p text:style-name="P5"/>
      <text:p text:style-name="P5">- let us understand process scheduler/cpu scheduler</text:p>
      <text:p text:style-name="P5"><text:s text:c="2"/>of OS : </text:p>
      <text:p text:style-name="P5"/>
      <text:p text:style-name="P5"><text:s text:c="3"/>- process scheduler/cpu scheduler is invoked</text:p>
      <text:p text:style-name="P5"><text:s text:c="5"/>by the system, due to interrupt events, </text:p>
      <text:p text:style-name="P5"><text:s text:c="5"/>system call events and other events </text:p>
      <text:p text:style-name="P5"/>
      <text:p text:style-name="P5"><text:s text:c="3"/>- in the above case, scheduler invokation, </text:p>
      <text:p text:style-name="P5"><text:s text:c="5"/>due to interrupt events are typically </text:p>
      <text:p text:style-name="P5"><text:s text:c="5"/>preemption points </text:p>
      <text:p text:style-name="P5"><text:s/></text:p>
      <text:p text:style-name="P5"><text:s text:c="3"/>- on the other hand, scheduler can also be </text:p>
      <text:p text:style-name="P5"><text:s text:c="5"/>invoked, due to other events, like blocking </text:p>
      <text:p text:style-name="P5"><text:s text:c="4"/>and termination of processes </text:p>
      <text:p text:style-name="P5"/>
      <text:p text:style-name="P5"><text:s text:c="3"/>- <text:span text:style-name="T2">cpu scheduler is a component of core of </text:span></text:p>
      <text:p text:style-name="P5"><text:span text:style-name="T2"><text:s text:c="5"/>OS </text:span>- a core component - it has two </text:p>
      <text:p text:style-name="P5"><text:s text:c="5"/>sub-components - <text:span text:style-name="T2">one is the scheduler or </text:span></text:p>
      <text:p text:style-name="P2"><text:s text:c="5"/>selection of the next process/pd, as per </text:p>
      <text:p text:style-name="P2"><text:s text:c="5"/>the scheduling parameters/policy </text:p>
      <text:p text:style-name="P5"/>
      <text:p text:style-name="P5"><text:s text:c="3"/>- the other component is the<text:span text:style-name="T2"> low-level </text:span></text:p>
      <text:p text:style-name="P2"><text:s text:c="5"/>dispatching component, which is responsible </text:p>
      <text:p text:style-name="P2"><text:s text:c="5"/>, for dispatching a process/pd to a processor, </text:p>
      <text:p text:style-name="P5"><text:s text:c="4"/>using the hw context of the process/pd - such </text:p>
      <text:p text:style-name="P5"><text:s text:c="4"/>low-level details are common, in the context </text:p>
      <text:p text:style-name="P5"><text:s text:c="4"/>of OS </text:p>
      <text:p text:style-name="P5"/>
      <text:p text:style-name="P5"><text:s text:c="3"/>- in our further discussions, we will understand </text:p>
      <text:p text:style-name="P5"><text:s text:c="5"/>certain practical scheduling policies and </text:p>
      <text:p text:style-name="P5"><text:s text:c="5"/>their behaviour - in addition, we will understand</text:p>
      <text:p text:style-name="P5"><text:s text:c="5"/>, how they can influence the scheduling </text:p>
      <text:p text:style-name="P5"><text:s text:c="5"/>and execution of processes/applications/</text:p>
      <text:p text:style-name="P5"><text:s text:c="5"/>services </text:p>
      <text:p text:style-name="P5"/>
      <text:p text:style-name="P5"><text:s text:c="3"/>- initially, let us understand uniprocessor </text:p>
      <text:p text:style-name="P5"><text:s text:c="5"/>scheduling, but later extend the details </text:p>
      <text:p text:style-name="P5"><text:s text:c="5"/>to multiprocessor scheduling </text:p>
      <text:p text:style-name="P5"/>
      <text:p text:style-name="P5"><text:s text:c="3"/>- signals/notifications </text:p>
      <text:p text:style-name="P5"/>
      <text:p text:style-name="P5"><text:s text:c="6"/>- it is an IPC mechanism, which is used to generate </text:p>
      <text:p text:style-name="P5"><text:s text:c="8"/>notification to process/processes </text:p>
      <text:p text:style-name="P5"/>
      <text:p text:style-name="P5"><text:s text:c="6"/>- in a typical Unix/Linux system, several signals </text:p>
      <text:p text:style-name="P5"><text:s text:c="8"/>are supported - as many as 64 signals/notifications</text:p>
      <text:p text:style-name="P5"><text:s text:c="8"/>are supported </text:p>
      <text:p text:style-name="P5"><text:soft-page-break/></text:p>
      <text:p text:style-name="P5"><text:s text:c="6"/>- many of the signals/notifications have a predefined </text:p>
      <text:p text:style-name="P5"><text:s text:c="8"/>role, by the GPOS </text:p>
      <text:p text:style-name="P5"/>
      <text:p text:style-name="P5"><text:s text:c="6"/>- meaning, these are generated, for specific events </text:p>
      <text:p text:style-name="P5"><text:s text:c="8"/>and purposes </text:p>
      <text:p text:style-name="P5"/>
      <text:p text:style-name="P5"><text:s text:c="6"/>- these notifications can be generated, explicitly or </text:p>
      <text:p text:style-name="P5"><text:s text:c="8"/>by the system - meaning, we can generate a signal </text:p>
      <text:p text:style-name="P5"><text:s text:c="8"/>/notification to a target process, using a system </text:p>
      <text:p text:style-name="P5"><text:s text:c="8"/>call API or system utility </text:p>
      <text:p text:style-name="P5"/>
      <text:p text:style-name="P5"><text:s text:c="6"/>- in addition, system will generate several notifications, </text:p>
      <text:p text:style-name="P5"><text:s text:c="8"/>for extreme events, like fatal exceptions and low </text:p>
      <text:p text:style-name="P5"><text:s text:c="8"/>memory scenarios</text:p>
      <text:p text:style-name="P5"/>
      <text:p text:style-name="P5"><text:s text:c="6"/>- every process/pd maintains a signal pending field, where</text:p>
      <text:p text:style-name="P5"><text:s text:c="8"/>each bit represents a signal/notification - so, if a </text:p>
      <text:p text:style-name="P5"><text:s text:c="8"/>signal is generated, for this process/pd,corresponding </text:p>
      <text:p text:style-name="P5"><text:s text:c="8"/>bit is set - we say, that a signal is generated </text:p>
      <text:p text:style-name="P5"/>
      <text:p text:style-name="P5"><text:s text:c="6"/>- before we understand more details on signal generation </text:p>
      <text:p text:style-name="P5"><text:s text:c="8"/>and handling/processing, let us understand certain </text:p>
      <text:p text:style-name="P5"><text:s text:c="8"/>use cases of signals </text:p>
      <text:p text:style-name="P5"><text:s text:c="11"/>- to forcibly/abnormally terminate a target process, </text:p>
      <text:p text:style-name="P5"><text:s text:c="13"/>we use SIGKILL signal </text:p>
      <text:p text:style-name="P5"><text:s text:c="17"/>--&gt; kill -SIGKILL <text:s/>&lt;pid&gt; //send a signal to </text:p>
      <text:p text:style-name="P5"><text:s text:c="42"/>//a specific process</text:p>
      <text:p text:style-name="P5"/>
      <text:p text:style-name="P5"><text:s text:c="17"/>--&gt; killall <text:s/>-SIGKILL <text:s/>&lt;nameofapplication&gt; </text:p>
      <text:p text:style-name="P5"><text:s text:c="39"/>//send a signal to </text:p>
      <text:p text:style-name="P5"><text:s text:c="39"/>//every process managing </text:p>
      <text:p text:style-name="P5"><text:s text:c="39"/>//active instances </text:p>
      <text:p text:style-name="P5"><text:s text:c="39"/>//of an appplication/</text:p>
      <text:p text:style-name="P5"><text:s text:c="39"/>//program</text:p>
      <text:p text:style-name="P5"/>
      <text:p text:style-name="P5"><text:s text:c="18"/>--&gt;kill <text:s text:c="2"/>-SIGSTOP <text:s text:c="2"/>&lt;pid&gt; </text:p>
      <text:p text:style-name="P5"/>
      <text:p text:style-name="P5"><text:s text:c="29"/>//forcibly stop a process, for </text:p>
      <text:p text:style-name="P5"><text:s text:c="29"/>//administrative reasons </text:p>
      <text:p text:style-name="P5"/>
      <text:p text:style-name="P5"><text:s text:c="18"/>--&gt;kill -SIGCONT &lt;pid&gt; <text:s/></text:p>
      <text:p text:style-name="P5"><text:s text:c="29"/>//resume a process, for </text:p>
      <text:p text:style-name="P5"><text:s text:c="29"/>//admin. reasons </text:p>
      <text:p text:style-name="P5"/>
      <text:p text:style-name="P5"><text:s text:c="18"/>--&gt; ctrl-C will generate </text:p>
      <text:p text:style-name="P5"><text:s text:c="22"/>SIGINT to foreground processes/process</text:p>
      <text:p text:style-name="P5"><text:s text:c="22"/>- by default, the foreground process/</text:p>
      <text:p text:style-name="P5"><text:s text:c="24"/>processes are abnormally terminated</text:p>
      <text:p text:style-name="P5"><text:s text:c="19"/></text:p>
      <text:p text:style-name="P5"><text:s text:c="18"/>--&gt; ctrl-Z will generate SIGTSTP to foreground </text:p>
      <text:p text:style-name="P5"><text:s text:c="22"/>processes/process - the current foreground </text:p>
      <text:p text:style-name="P5"><text:soft-page-break/><text:s text:c="22"/>process will be stopped</text:p>
      <text:p text:style-name="P5"/>
      <text:p text:style-name="P5"><text:s text:c="18"/>--&gt; SIGSEGV will be generated,when a process </text:p>
      <text:p text:style-name="P5"><text:s text:c="22"/>encounters a fatal exception, due to </text:p>
      <text:p text:style-name="P5"><text:s text:c="22"/>illegal memory access ??? the process or </text:p>
      <text:p text:style-name="P5"><text:s text:c="22"/>application will be forcibly </text:p>
      <text:p text:style-name="P5"><text:s text:c="22"/>terminated - it is a form of crash - </text:p>
      <text:p text:style-name="P5"><text:s text:c="22"/>in this case, system generates SIGSEGV </text:p>
      <text:p text:style-name="P5"><text:s text:c="22"/>to the process/application </text:p>
      <text:p text:style-name="P5"/>
      <text:p text:style-name="P5"><text:s text:c="18"/>--&gt; when the system runs into low-memory </text:p>
      <text:p text:style-name="P5"><text:s text:c="22"/>scenarios, in a virtual memory management </text:p>
      <text:p text:style-name="P5"><text:s text:c="22"/>system,system will generate SIGKILL to </text:p>
      <text:p text:style-name="P5"><text:s text:c="22"/>processes to reclaim the memory resources </text:p>
      <text:p text:style-name="P5"><text:s text:c="22"/>- this is one of the possible scenarios, </text:p>
      <text:p text:style-name="P5"><text:s text:c="22"/>where system again generates the signal to </text:p>
      <text:p text:style-name="P5"><text:s text:c="22"/>target processes </text:p>
      <text:p text:style-name="P5"/>
      <text:p text:style-name="P5"><text:s text:c="18"/>--&gt; for instance, SIGHUP/hang-up signal is </text:p>
      <text:p text:style-name="P5"><text:s text:c="22"/>generated for target processes of </text:p>
      <text:p text:style-name="P5"><text:s text:c="22"/>services to force a reload of their </text:p>
      <text:p text:style-name="P5"><text:s text:c="22"/>configuration files, during run-time </text:p>
      <text:p text:style-name="P5"><text:s text:c="22"/>- this true, for most services/daemons</text:p>
      <text:p text:style-name="P5"><text:s text:c="22"/>, in an Unix/Linux system </text:p>
      <text:p text:style-name="P5"/>
      <text:p text:style-name="P5"><text:s text:c="18"/>--&gt; for instance, if a typical service/daemon </text:p>
      <text:p text:style-name="P5"><text:s text:c="22"/>is managed, using systemd </text:p>
      <text:p text:style-name="P5"><text:s text:c="22"/>- let us assume the service/daemon is </text:p>
      <text:p text:style-name="P5"><text:s text:c="22"/>started/launched during boot-time or </text:p>
      <text:p text:style-name="P5"><text:s text:c="22"/>run-time - in addition,if we wish to </text:p>
      <text:p text:style-name="P5"><text:s text:c="22"/>change its run-time configuration, we</text:p>
      <text:p text:style-name="P5"><text:s text:c="22"/>can do it, by generating a SIGHUP signal, </text:p>
      <text:p text:style-name="P5"><text:s text:c="22"/>using <text:s/>systemctl utility</text:p>
      <text:p text:style-name="P5"/>
      <text:p text:style-name="P5"><text:s text:c="18"/>--&gt; during the run-time, if the configuration </text:p>
      <text:p text:style-name="P5"><text:s text:c="22"/>file is changed, using systemctl command</text:p>
      <text:p text:style-name="P5"><text:s text:c="22"/>we can force a SIGHUP to the target process/</text:p>
      <text:p text:style-name="P5"><text:s text:c="22"/>service/daemon, using appropriate options ???</text:p>
      <text:p text:style-name="P5"/>
      <text:p text:style-name="P5"><text:s text:c="18"/>--&gt; in this case, which process is the target </text:p>
      <text:p text:style-name="P5"><text:s text:c="22"/>process ?? the target process will be </text:p>
      <text:p text:style-name="P5"><text:s text:c="26"/>the service/process which needs to </text:p>
      <text:p text:style-name="P5"><text:s text:c="26"/>reload its configuration file ???</text:p>
      <text:p text:style-name="P5"><text:s text:c="27"/>- it can be any service, like </text:p>
      <text:p text:style-name="P5"><text:s text:c="29"/>nginx, sshd, or cron/crond, and </text:p>
      <text:p text:style-name="P5"><text:s text:c="29"/>many more ??</text:p>
      <text:p text:style-name="P5"/>
      <text:p text:style-name="P5"><text:s text:c="18"/>--&gt; in this case, which entity/process/core</text:p>
      <text:p text:style-name="P5"><text:s text:c="22"/>component is generating </text:p>
      <text:p text:style-name="P5"><text:s text:c="22"/>the signal/notification <text:s/>?? <text:s/></text:p>
      <text:p text:style-name="P5"><text:s text:c="27"/>- in this case, systemctl generates </text:p>
      <text:p text:style-name="P5"><text:s text:c="29"/>a message to systemd, using </text:p>
      <text:p text:style-name="P5"><text:soft-page-break/><text:s text:c="29"/>its own IPC mechanism, like sockets </text:p>
      <text:p text:style-name="P5"/>
      <text:p text:style-name="P5"><text:s text:c="27"/>- systemd will generate appropriate </text:p>
      <text:p text:style-name="P5"><text:s text:c="29"/>notification to the target </text:p>
      <text:p text:style-name="P5"><text:s text:c="29"/>process/service</text:p>
      <text:p text:style-name="P5"><text:s text:c="31"/></text:p>
      <text:p text:style-name="P5"/>
      <text:p text:style-name="P5"><text:s text:c="18"/>--&gt; in this case,what is the action/handling </text:p>
      <text:p text:style-name="P5"><text:s text:c="22"/>taken, for the notification of the signal </text:p>
      <text:p text:style-name="P5"><text:s text:c="22"/>??? </text:p>
      <text:p text:style-name="P5"><text:s text:c="27"/>- in this case, the action taken </text:p>
      <text:p text:style-name="P5"><text:s text:c="27"/>is re-reading the configuration file</text:p>
      <text:p text:style-name="P5"><text:s text:c="27"/>and changing the operations, accordingly </text:p>
      <text:p text:style-name="P5"><text:s text:c="28"/></text:p>
      <text:p text:style-name="P5"><text:s text:c="13"/>- so, following is the typical summary for </text:p>
      <text:p text:style-name="P5"><text:s text:c="15"/>signal management, in a Unix/Linux systems :</text:p>
      <text:p text:style-name="P5"><text:s text:c="16"/>- signals/notifications are generated, </text:p>
      <text:p text:style-name="P5"><text:s text:c="18"/>by processes/utilities(including shell) </text:p>
      <text:p text:style-name="P5"><text:s text:c="18"/>or system/core </text:p>
      <text:p text:style-name="P5"><text:s text:c="16"/>- when a signal is generated/notified to </text:p>
      <text:p text:style-name="P5"><text:s text:c="18"/>a target process, corresponding signal </text:p>
      <text:p text:style-name="P5"><text:s text:c="17"/>is recorded/generated, in the pd </text:p>
      <text:p text:style-name="P5"><text:s text:c="16"/>- once recorded, certain action/actions </text:p>
      <text:p text:style-name="P5"><text:s text:c="18"/>is taken, as per the settings, for </text:p>
      <text:p text:style-name="P5"><text:s text:c="18"/>the signal </text:p>
      <text:p text:style-name="P5"><text:s text:c="16"/>- in most cases, default settings and actions</text:p>
      <text:p text:style-name="P5"><text:s text:c="18"/>are used </text:p>
      <text:p text:style-name="P5"><text:s text:c="16"/>- in certain cases, instead of default settings </text:p>
      <text:p text:style-name="P5"><text:s text:c="18"/>and actions, a customized action can be </text:p>
      <text:p text:style-name="P5"><text:s text:c="18"/>set-up, for the process/application/daemon </text:p>
      <text:p text:style-name="P5"/>
      <text:p text:style-name="P5"><text:s text:c="16"/>- in the case of SIGKILL, only default action </text:p>
      <text:p text:style-name="P5"><text:s text:c="18"/>is allowed , so the system will abnormally </text:p>
      <text:p text:style-name="P5"><text:s text:c="18"/>/forcibly terminate the target process</text:p>
      <text:p text:style-name="P5"/>
      <text:p text:style-name="P5"><text:s text:c="16"/>- in the case of SIGSTOP or similar SIGTSTP, </text:p>
      <text:p text:style-name="P5"><text:s text:c="18"/>the default action will be to forcibly </text:p>
      <text:p text:style-name="P5"><text:s text:c="18"/>stop/suspend the process/service </text:p>
      <text:p text:style-name="P5"><text:s text:c="16"/></text:p>
      <text:p text:style-name="P5"><text:s text:c="16"/>- in the case of SIGSEGV, system generates the </text:p>
      <text:p text:style-name="P5"><text:s text:c="18"/>signal to the process and process is abnormally </text:p>
      <text:p text:style-name="P5"><text:s text:c="18"/>/forcibly terminated </text:p>
      <text:p text:style-name="P5"/>
      <text:p text:style-name="P5"><text:s text:c="16"/>- in the case of SIGHUP, instead of default action, </text:p>
      <text:p text:style-name="P5"><text:s text:c="18"/>there will be a custom action, where the </text:p>
      <text:p text:style-name="P5"><text:s text:c="18"/>target daemon /service will re-read the new </text:p>
      <text:p text:style-name="P5"><text:s text:c="18"/>configuration file and take actions <text:s text:c="2"/></text:p>
      <text:p text:style-name="P5"/>
      <text:p text:style-name="P5"><text:s text:c="2"/></text:p>
      <text:p text:style-name="P5"/>
      <text:p text:style-name="P5"/>
      <text:p text:style-name="P5"><text:s text:c="10"/></text:p>
      <text:p text:style-name="P5"><text:soft-page-break/></text:p>
      <text:p text:style-name="P5"/>
      <text:p text:style-name="P5"/>
      <text:p text:style-name="P5"/>
      <text:p text:style-name="P5"/>
      <text:p text:style-name="P5"><text:s text:c="19"/></text:p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0:57:17.890115977</meta:creation-date>
    <dc:date>2019-03-17T23:59:27.651742827</dc:date>
    <meta:editing-duration>PT1H51M21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26" meta:paragraph-count="1106" meta:word-count="6810" meta:character-count="53543" meta:non-whitespace-character-count="35580"/>
  </office:meta>
</office:document-meta>
</file>